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49.49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85.49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.74pt"/>
    </style:style>
    <style:style style:name="co12" style:family="table-column">
      <style:table-column-properties fo:break-before="auto" style:column-width="14.26pt"/>
    </style:style>
    <style:style style:name="co13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5" style:family="table-cell" style:parent-style-name="Default" style:data-style-name="N121"/>
    <style:style style:name="ce3" style:family="table-cell" style:parent-style-name="Default" style:data-style-name="N61"/>
    <style:style style:name="ce2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spreadsheettrafo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visibility="collapse" table:default-cell-style-name="ce3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4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trafon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nductivity</text:p>
          </table:table-cell>
          <table:table-cell office:value-type="string" calcext:value-type="string">
            <text:p>conductivity total</text:p>
          </table:table-cell>
          <table:table-cell office:value-type="string" calcext:value-type="string">
            <text:p>naam</text:p>
          </table:table-cell>
          <table:table-cell/>
          <table:table-cell office:value-type="string" calcext:value-type="string">
            <text:p>verbonden trafo</text:p>
          </table:table-cell>
          <table:table-cell office:value-type="string" calcext:value-type="string">
            <text:p>alle aansluitinge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42494" calcext:value-type="float">
            <text:p>53.424940</text:p>
          </table:table-cell>
          <table:table-cell office:value-type="float" office:value="6.874347" calcext:value-type="float">
            <text:p>6.87434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]/3" office:value-type="float" office:value="0.333333333333333" calcext:value-type="float">
            <text:p>3.33E-01</text:p>
          </table:table-cell>
          <table:table-cell office:value-type="string" calcext:value-type="string">
            <text:p>Eemshaven</text:p>
          </table:table-cell>
          <table:table-cell/>
          <table:table-cell table:style-name="ce2" office:value-type="string" calcext:value-type="string">
            <text:p>2,202,206,395</text:p>
          </table:table-cell>
          <table:table-cell table:style-name="ce2" office:value-type="string" calcext:value-type="string">
            <text:p>1,2,209,210,211,212,437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123503" calcext:value-type="float">
            <text:p>53.123503</text:p>
          </table:table-cell>
          <table:table-cell office:value-type="float" office:value="6.949827" calcext:value-type="float">
            <text:p>6.94982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]/3" office:value-type="float" office:value="0.333333333333333" calcext:value-type="float">
            <text:p>3.33E-01</text:p>
          </table:table-cell>
          <table:table-cell office:value-type="string" calcext:value-type="string">
            <text:p>Meeden</text:p>
          </table:table-cell>
          <table:table-cell/>
          <table:table-cell table:style-name="ce2" office:value-type="string" calcext:value-type="string">
            <text:p>1,3,4,206</text:p>
          </table:table-cell>
          <table:table-cell table:style-name="ce2" office:value-type="string" calcext:value-type="string">
            <text:p>1,2,3,4,5,6,213,21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126049" calcext:value-type="float">
            <text:p>53.126049</text:p>
          </table:table-cell>
          <table:table-cell office:value-type="float" office:value="7.310705" calcext:value-type="float">
            <text:p>7.31070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]/3" office:value-type="float" office:value="0.333333333333333" calcext:value-type="float">
            <text:p>3.33E-01</text:p>
          </table:table-cell>
          <table:table-cell office:value-type="string" calcext:value-type="string">
            <text:p>Diele (D)</text:p>
          </table:table-cell>
          <table:table-cell/>
          <table:table-cell table:style-name="ce2" office:value-type="string" calcext:value-type="string">
            <text:p>2,40,43</text:p>
          </table:table-cell>
          <table:table-cell table:style-name="ce2" office:value-type="string" calcext:value-type="string">
            <text:p>3,4,71,7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.529782" calcext:value-type="float">
            <text:p>52.529782</text:p>
          </table:table-cell>
          <table:table-cell office:value-type="float" office:value="6.189824" calcext:value-type="float">
            <text:p>6.18982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]/3" office:value-type="float" office:value="0.333333333333333" calcext:value-type="float">
            <text:p>3.33E-01</text:p>
          </table:table-cell>
          <table:table-cell office:value-type="string" calcext:value-type="string">
            <text:p>Zwolle</text:p>
          </table:table-cell>
          <table:table-cell/>
          <table:table-cell table:style-name="ce2" office:value-type="string" calcext:value-type="string">
            <text:p>2,5,36</text:p>
          </table:table-cell>
          <table:table-cell table:style-name="ce2" office:value-type="string" calcext:value-type="string">
            <text:p>5,6,7,63,6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617055" calcext:value-type="float">
            <text:p>52.617055</text:p>
          </table:table-cell>
          <table:table-cell office:value-type="float" office:value="5.808525" calcext:value-type="float">
            <text:p>5.80852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]/3" office:value-type="float" office:value="0.333333333333333" calcext:value-type="float">
            <text:p>3.33E-01</text:p>
          </table:table-cell>
          <table:table-cell office:value-type="string" calcext:value-type="string">
            <text:p>Ens</text:p>
          </table:table-cell>
          <table:table-cell/>
          <table:table-cell table:style-name="ce2" office:value-type="string" calcext:value-type="string">
            <text:p>4,6,205,207</text:p>
          </table:table-cell>
          <table:table-cell table:style-name="ce2" office:value-type="string" calcext:value-type="string">
            <text:p>7,8,208,21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.576278" calcext:value-type="float">
            <text:p>52.576278</text:p>
          </table:table-cell>
          <table:table-cell office:value-type="float" office:value="5.538661" calcext:value-type="float">
            <text:p>5.53866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]/3" office:value-type="float" office:value="0.333333333333333" calcext:value-type="float">
            <text:p>3.33E-01</text:p>
          </table:table-cell>
          <table:table-cell office:value-type="string" calcext:value-type="string">
            <text:p>Lelystad</text:p>
          </table:table-cell>
          <table:table-cell/>
          <table:table-cell table:style-name="ce2" office:value-type="string" calcext:value-type="string">
            <text:p>5,7</text:p>
          </table:table-cell>
          <table:table-cell table:style-name="ce2" office:value-type="string" calcext:value-type="string">
            <text:p>8,9,10,1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337015" calcext:value-type="float">
            <text:p>52.337015</text:p>
          </table:table-cell>
          <table:table-cell office:value-type="float" office:value="5.013914" calcext:value-type="float">
            <text:p>5.01391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]/3" office:value-type="float" office:value="0.333333333333333" calcext:value-type="float">
            <text:p>3.33E-01</text:p>
          </table:table-cell>
          <table:table-cell office:value-type="string" calcext:value-type="string">
            <text:p>Diemen</text:p>
          </table:table-cell>
          <table:table-cell/>
          <table:table-cell table:style-name="ce2" office:value-type="string" calcext:value-type="string">
            <text:p>6,8,11</text:p>
          </table:table-cell>
          <table:table-cell table:style-name="ce2" office:value-type="string" calcext:value-type="string">
            <text:p>9,10,11,12,1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428927" calcext:value-type="float">
            <text:p>52.428927</text:p>
          </table:table-cell>
          <table:table-cell office:value-type="float" office:value="4.876241" calcext:value-type="float">
            <text:p>4.87624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]/3" office:value-type="float" office:value="0.333333333333333" calcext:value-type="float">
            <text:p>3.33E-01</text:p>
          </table:table-cell>
          <table:table-cell office:value-type="string" calcext:value-type="string">
            <text:p>Oostzaan</text:p>
          </table:table-cell>
          <table:table-cell/>
          <table:table-cell table:style-name="ce2" office:value-type="string" calcext:value-type="string">
            <text:p>7,9,12</text:p>
          </table:table-cell>
          <table:table-cell table:style-name="ce2" office:value-type="string" calcext:value-type="string">
            <text:p>12,13,15,16,1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472859" calcext:value-type="float">
            <text:p>52.472859</text:p>
          </table:table-cell>
          <table:table-cell office:value-type="float" office:value="4.678975" calcext:value-type="float">
            <text:p>4.67897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]/3" office:value-type="float" office:value="0.333333333333333" calcext:value-type="float">
            <text:p>3.33E-01</text:p>
          </table:table-cell>
          <table:table-cell office:value-type="string" calcext:value-type="string">
            <text:p>Beverwijk</text:p>
          </table:table-cell>
          <table:table-cell/>
          <table:table-cell table:style-name="ce2" office:value-type="string" calcext:value-type="string">
            <text:p>8,10</text:p>
          </table:table-cell>
          <table:table-cell table:style-name="ce2" office:value-type="string" calcext:value-type="string">
            <text:p>13,1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37385" calcext:value-type="float">
            <text:p>52.373850</text:p>
          </table:table-cell>
          <table:table-cell office:value-type="float" office:value="4.695112" calcext:value-type="float">
            <text:p>4.69511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]/3" office:value-type="float" office:value="0.333333333333333" calcext:value-type="float">
            <text:p>3.33E-01</text:p>
          </table:table-cell>
          <table:table-cell office:value-type="string" calcext:value-type="string">
            <text:p>Vijfhuize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160264" calcext:value-type="float">
            <text:p>52.160264</text:p>
          </table:table-cell>
          <table:table-cell office:value-type="float" office:value="4.987889" calcext:value-type="float">
            <text:p>4.98788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]/3" office:value-type="float" office:value="0.333333333333333" calcext:value-type="float">
            <text:p>3.33E-01</text:p>
          </table:table-cell>
          <table:table-cell office:value-type="string" calcext:value-type="string">
            <text:p>Breukelen</text:p>
          </table:table-cell>
          <table:table-cell/>
          <table:table-cell table:style-name="ce2" office:value-type="string" calcext:value-type="string">
            <text:p>7,12</text:p>
          </table:table-cell>
          <table:table-cell table:style-name="ce2" office:value-type="string" calcext:value-type="string">
            <text:p>18,1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.91419" calcext:value-type="float">
            <text:p>51.914190</text:p>
          </table:table-cell>
          <table:table-cell office:value-type="float" office:value="4.630619" calcext:value-type="float">
            <text:p>4.63061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]/3" office:value-type="float" office:value="0.333333333333333" calcext:value-type="float">
            <text:p>3.33E-01</text:p>
          </table:table-cell>
          <table:table-cell office:value-type="string" calcext:value-type="string">
            <text:p>Krimpen</text:p>
          </table:table-cell>
          <table:table-cell/>
          <table:table-cell table:style-name="ce2" office:value-type="string" calcext:value-type="string">
            <text:p>8,11,13,19,20</text:p>
          </table:table-cell>
          <table:table-cell table:style-name="ce2" office:value-type="string" calcext:value-type="string">
            <text:p>15,16,17,19,20,29,30,3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036229" calcext:value-type="float">
            <text:p>52.036229</text:p>
          </table:table-cell>
          <table:table-cell office:value-type="float" office:value="4.529422" calcext:value-type="float">
            <text:p>4.52942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]/3" office:value-type="float" office:value="0.333333333333333" calcext:value-type="float">
            <text:p>3.33E-01</text:p>
          </table:table-cell>
          <table:table-cell office:value-type="string" calcext:value-type="string">
            <text:p>Bleiswijk</text:p>
          </table:table-cell>
          <table:table-cell/>
          <table:table-cell table:style-name="ce2" office:value-type="string" calcext:value-type="string">
            <text:p>12,14</text:p>
          </table:table-cell>
          <table:table-cell table:style-name="ce2" office:value-type="string" calcext:value-type="string">
            <text:p>20,21,2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015933" calcext:value-type="float">
            <text:p>52.015933</text:p>
          </table:table-cell>
          <table:table-cell office:value-type="float" office:value="4.306742" calcext:value-type="float">
            <text:p>4.30674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5]/3" office:value-type="float" office:value="0.333333333333333" calcext:value-type="float">
            <text:p>3.33E-01</text:p>
          </table:table-cell>
          <table:table-cell office:value-type="string" calcext:value-type="string">
            <text:p>Wateringen</text:p>
          </table:table-cell>
          <table:table-cell/>
          <table:table-cell table:style-name="ce2" office:value-type="string" calcext:value-type="string">
            <text:p>13,15</text:p>
          </table:table-cell>
          <table:table-cell table:style-name="ce2" office:value-type="string" calcext:value-type="string">
            <text:p>21,22,23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.982486" calcext:value-type="float">
            <text:p>51.982486</text:p>
          </table:table-cell>
          <table:table-cell office:value-type="float" office:value="4.223998" calcext:value-type="float">
            <text:p>4.22399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6]/3" office:value-type="float" office:value="0.333333333333333" calcext:value-type="float">
            <text:p>3.33E-01</text:p>
          </table:table-cell>
          <table:table-cell office:value-type="string" calcext:value-type="string">
            <text:p>Westerlee</text:p>
          </table:table-cell>
          <table:table-cell/>
          <table:table-cell table:style-name="ce2" office:value-type="string" calcext:value-type="string">
            <text:p>14,16</text:p>
          </table:table-cell>
          <table:table-cell table:style-name="ce2" office:value-type="string" calcext:value-type="string">
            <text:p>23,2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.959484" calcext:value-type="float">
            <text:p>51.959484</text:p>
          </table:table-cell>
          <table:table-cell office:value-type="float" office:value="4.162632" calcext:value-type="float">
            <text:p>4.16263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7]/3" office:value-type="float" office:value="0.333333333333333" calcext:value-type="float">
            <text:p>3.33E-01</text:p>
          </table:table-cell>
          <table:table-cell office:value-type="string" calcext:value-type="string">
            <text:p>Hoek van Holland</text:p>
          </table:table-cell>
          <table:table-cell/>
          <table:table-cell table:style-name="ce2" office:value-type="string" calcext:value-type="string">
            <text:p>15,17</text:p>
          </table:table-cell>
          <table:table-cell table:style-name="ce2" office:value-type="string" calcext:value-type="string">
            <text:p>24,25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.95579" calcext:value-type="float">
            <text:p>51.955790</text:p>
          </table:table-cell>
          <table:table-cell office:value-type="float" office:value="4.021997" calcext:value-type="float">
            <text:p>4.02199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8]/3" office:value-type="float" office:value="0.333333333333333" calcext:value-type="float">
            <text:p>3.33E-01</text:p>
          </table:table-cell>
          <table:table-cell office:value-type="string" calcext:value-type="string">
            <text:p>Maasvlakte</text:p>
          </table:table-cell>
          <table:table-cell/>
          <table:table-cell table:style-name="ce2" office:value-type="string" calcext:value-type="string">
            <text:p>16,18,394</text:p>
          </table:table-cell>
          <table:table-cell table:style-name="ce2" office:value-type="string" calcext:value-type="string">
            <text:p>25,26,43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.839252" calcext:value-type="float">
            <text:p>51.839252</text:p>
          </table:table-cell>
          <table:table-cell office:value-type="float" office:value="4.265566" calcext:value-type="float">
            <text:p>4.26556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9]/3" office:value-type="float" office:value="0.333333333333333" calcext:value-type="float">
            <text:p>3.33E-01</text:p>
          </table:table-cell>
          <table:table-cell office:value-type="string" calcext:value-type="string">
            <text:p>Simonshaven</text:p>
          </table:table-cell>
          <table:table-cell/>
          <table:table-cell table:style-name="ce2" office:value-type="string" calcext:value-type="string">
            <text:p>17,19</text:p>
          </table:table-cell>
          <table:table-cell table:style-name="ce2" office:value-type="string" calcext:value-type="string">
            <text:p>26,27,2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813679" calcext:value-type="float">
            <text:p>51.813679</text:p>
          </table:table-cell>
          <table:table-cell office:value-type="float" office:value="4.747686" calcext:value-type="float">
            <text:p>4.74768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0]/3" office:value-type="float" office:value="0.333333333333333" calcext:value-type="float">
            <text:p>3.33E-01</text:p>
          </table:table-cell>
          <table:table-cell office:value-type="string" calcext:value-type="string">
            <text:p>Crayestein</text:p>
          </table:table-cell>
          <table:table-cell/>
          <table:table-cell table:style-name="ce2" office:value-type="string" calcext:value-type="string">
            <text:p>12,18</text:p>
          </table:table-cell>
          <table:table-cell table:style-name="ce2" office:value-type="string" calcext:value-type="string">
            <text:p>27,28,2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701049" calcext:value-type="float">
            <text:p>51.701049</text:p>
          </table:table-cell>
          <table:table-cell office:value-type="float" office:value="4.832798" calcext:value-type="float">
            <text:p>4.83279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1]/3" office:value-type="float" office:value="0.333333333333333" calcext:value-type="float">
            <text:p>3.33E-01</text:p>
          </table:table-cell>
          <table:table-cell office:value-type="string" calcext:value-type="string">
            <text:p>Geertruidenberg</text:p>
          </table:table-cell>
          <table:table-cell/>
          <table:table-cell table:style-name="ce2" office:value-type="string" calcext:value-type="string">
            <text:p>12,21,22,30</text:p>
          </table:table-cell>
          <table:table-cell table:style-name="ce2" office:value-type="string" calcext:value-type="string">
            <text:p>30,31,32,33,34,35,39,40,5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433162" calcext:value-type="float">
            <text:p>51.433162</text:p>
          </table:table-cell>
          <table:table-cell office:value-type="float" office:value="3.730082" calcext:value-type="float">
            <text:p>3.73008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2]/3" office:value-type="float" office:value="0.333333333333333" calcext:value-type="float">
            <text:p>3.33E-01</text:p>
          </table:table-cell>
          <table:table-cell office:value-type="string" calcext:value-type="string">
            <text:p>Borssele</text:p>
          </table:table-cell>
          <table:table-cell/>
          <table:table-cell table:style-name="ce2" office:value-type="string" calcext:value-type="string">
            <text:p>20,22</text:p>
          </table:table-cell>
          <table:table-cell table:style-name="ce2" office:value-type="string" calcext:value-type="string">
            <text:p>32,33,34,35,36,37,3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369835" calcext:value-type="float">
            <text:p>51.369835</text:p>
          </table:table-cell>
          <table:table-cell office:value-type="float" office:value="4.247843" calcext:value-type="float">
            <text:p>4.24784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3]/3" office:value-type="float" office:value="0.333333333333333" calcext:value-type="float">
            <text:p>3.33E-01</text:p>
          </table:table-cell>
          <table:table-cell office:value-type="string" calcext:value-type="string">
            <text:p>Zandvliet (B)</text:p>
          </table:table-cell>
          <table:table-cell/>
          <table:table-cell table:style-name="ce2" office:value-type="string" calcext:value-type="string">
            <text:p>20,21,23</text:p>
          </table:table-cell>
          <table:table-cell table:style-name="ce2" office:value-type="string" calcext:value-type="string">
            <text:p>36,37,38,39,40,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322719" calcext:value-type="float">
            <text:p>51.322719</text:p>
          </table:table-cell>
          <table:table-cell office:value-type="float" office:value="4.254694" calcext:value-type="float">
            <text:p>4.25469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4]/3" office:value-type="float" office:value="0.333333333333333" calcext:value-type="float">
            <text:p>3.33E-01</text:p>
          </table:table-cell>
          <table:table-cell office:value-type="string" calcext:value-type="string">
            <text:p>Doel (B)</text:p>
          </table:table-cell>
          <table:table-cell/>
          <table:table-cell table:style-name="ce2" office:value-type="string" calcext:value-type="string">
            <text:p>22,24</text:p>
          </table:table-cell>
          <table:table-cell table:style-name="ce2" office:value-type="string" calcext:value-type="string">
            <text:p>41,4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154687" calcext:value-type="float">
            <text:p>51.154687</text:p>
          </table:table-cell>
          <table:table-cell office:value-type="float" office:value="4.246158" calcext:value-type="float">
            <text:p>4.24615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5]/3" office:value-type="float" office:value="0.333333333333333" calcext:value-type="float">
            <text:p>3.33E-01</text:p>
          </table:table-cell>
          <table:table-cell office:value-type="string" calcext:value-type="string">
            <text:p>Mercator (B)</text:p>
          </table:table-cell>
          <table:table-cell/>
          <table:table-cell table:style-name="ce2" office:value-type="string" calcext:value-type="string">
            <text:p>23,25,26,46,371,372,374</text:p>
          </table:table-cell>
          <table:table-cell table:style-name="ce2" office:value-type="string" calcext:value-type="string">
            <text:p>42,43,84,86,403,404,40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116792" calcext:value-type="float">
            <text:p>51.116792</text:p>
          </table:table-cell>
          <table:table-cell office:value-type="float" office:value="4.508993" calcext:value-type="float">
            <text:p>4.50899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6]/3" office:value-type="float" office:value="0.333333333333333" calcext:value-type="float">
            <text:p>3.33E-01</text:p>
          </table:table-cell>
          <table:table-cell office:value-type="string" calcext:value-type="string">
            <text:p>Lint (B)</text:p>
          </table:table-cell>
          <table:table-cell/>
          <table:table-cell table:style-name="ce2" office:value-type="string" calcext:value-type="string">
            <text:p>24,46</text:p>
          </table:table-cell>
          <table:table-cell table:style-name="ce2" office:value-type="string" calcext:value-type="string">
            <text:p>43,8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195732" calcext:value-type="float">
            <text:p>51.195732</text:p>
          </table:table-cell>
          <table:table-cell office:value-type="float" office:value="4.628061" calcext:value-type="float">
            <text:p>4.62806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7]/3" office:value-type="float" office:value="0.333333333333333" calcext:value-type="float">
            <text:p>3.33E-01</text:p>
          </table:table-cell>
          <table:table-cell office:value-type="string" calcext:value-type="string">
            <text:p>Massenhoven (B)</text:p>
          </table:table-cell>
          <table:table-cell/>
          <table:table-cell table:style-name="ce2" office:value-type="string" calcext:value-type="string">
            <text:p>24,27,46</text:p>
          </table:table-cell>
          <table:table-cell table:style-name="ce2" office:value-type="string" calcext:value-type="string">
            <text:p>44,45,86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107373" calcext:value-type="float">
            <text:p>51.107373</text:p>
          </table:table-cell>
          <table:table-cell office:value-type="float" office:value="5.062391" calcext:value-type="float">
            <text:p>5.06239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8]/3" office:value-type="float" office:value="0.333333333333333" calcext:value-type="float">
            <text:p>3.33E-01</text:p>
          </table:table-cell>
          <table:table-cell office:value-type="string" calcext:value-type="string">
            <text:p>Meerhout (B)</text:p>
          </table:table-cell>
          <table:table-cell/>
          <table:table-cell table:style-name="ce2" office:value-type="string" calcext:value-type="string">
            <text:p>26,28</text:p>
          </table:table-cell>
          <table:table-cell table:style-name="ce2" office:value-type="string" calcext:value-type="string">
            <text:p>45,46,47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12104" calcext:value-type="float">
            <text:p>51.121040</text:p>
          </table:table-cell>
          <table:table-cell office:value-type="float" office:value="5.774052" calcext:value-type="float">
            <text:p>5.77405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29]/3" office:value-type="float" office:value="0.333333333333333" calcext:value-type="float">
            <text:p>3.33E-01</text:p>
          </table:table-cell>
          <table:table-cell office:value-type="string" calcext:value-type="string">
            <text:p>Van Eyck (B)</text:p>
          </table:table-cell>
          <table:table-cell/>
          <table:table-cell table:style-name="ce2" office:value-type="string" calcext:value-type="string">
            <text:p>27,29,377,379</text:p>
          </table:table-cell>
          <table:table-cell table:style-name="ce2" office:value-type="string" calcext:value-type="string">
            <text:p>46,47,48,430,431,435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.148499" calcext:value-type="float">
            <text:p>51.148499</text:p>
          </table:table-cell>
          <table:table-cell office:value-type="float" office:value="5.918134" calcext:value-type="float">
            <text:p>5.91813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0]/3" office:value-type="float" office:value="0.333333333333333" calcext:value-type="float">
            <text:p>3.33E-01</text:p>
          </table:table-cell>
          <table:table-cell office:value-type="string" calcext:value-type="string">
            <text:p>Maasbracht</text:p>
          </table:table-cell>
          <table:table-cell/>
          <table:table-cell table:style-name="ce2" office:value-type="string" calcext:value-type="string">
            <text:p>28,30,31,32,33,44</text:p>
          </table:table-cell>
          <table:table-cell table:style-name="ce2" office:value-type="string" calcext:value-type="string">
            <text:p>48,49,50,52,54,55,56,57,8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446359" calcext:value-type="float">
            <text:p>51.446359</text:p>
          </table:table-cell>
          <table:table-cell office:value-type="float" office:value="5.532725" calcext:value-type="float">
            <text:p>5.53272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1]/3" office:value-type="float" office:value="0.333333333333333" calcext:value-type="float">
            <text:p>3.33E-01</text:p>
          </table:table-cell>
          <table:table-cell office:value-type="string" calcext:value-type="string">
            <text:p>Eindhoven</text:p>
          </table:table-cell>
          <table:table-cell/>
          <table:table-cell table:style-name="ce2" office:value-type="string" calcext:value-type="string">
            <text:p>20,29</text:p>
          </table:table-cell>
          <table:table-cell table:style-name="ce2" office:value-type="string" calcext:value-type="string">
            <text:p>49,50,5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.91206" calcext:value-type="float">
            <text:p>50.912060</text:p>
          </table:table-cell>
          <table:table-cell office:value-type="float" office:value="6.216822" calcext:value-type="float">
            <text:p>6.21682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2]/3" office:value-type="float" office:value="0.333333333333333" calcext:value-type="float">
            <text:p>3.33E-01</text:p>
          </table:table-cell>
          <table:table-cell office:value-type="string" calcext:value-type="string">
            <text:p>Siersdorf (D)</text:p>
          </table:table-cell>
          <table:table-cell/>
          <table:table-cell table:style-name="ce2" office:value-type="string" calcext:value-type="string">
            <text:p>29,32</text:p>
          </table:table-cell>
          <table:table-cell table:style-name="ce2" office:value-type="string" calcext:value-type="string">
            <text:p>52,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871952" calcext:value-type="float">
            <text:p>50.871952</text:p>
          </table:table-cell>
          <table:table-cell office:value-type="float" office:value="6.456534" calcext:value-type="float">
            <text:p>6.45653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3]/3" office:value-type="float" office:value="0.333333333333333" calcext:value-type="float">
            <text:p>3.33E-01</text:p>
          </table:table-cell>
          <table:table-cell office:value-type="string" calcext:value-type="string">
            <text:p>Oberzier (D)</text:p>
          </table:table-cell>
          <table:table-cell/>
          <table:table-cell table:style-name="ce2" office:value-type="string" calcext:value-type="string">
            <text:p>29,31,340,362,363,364</text:p>
          </table:table-cell>
          <table:table-cell table:style-name="ce2" office:value-type="string" calcext:value-type="string">
            <text:p>53,54,357,393,394,39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926762" calcext:value-type="float">
            <text:p>51.926762</text:p>
          </table:table-cell>
          <table:table-cell office:value-type="float" office:value="5.663534" calcext:value-type="float">
            <text:p>5.66353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4]/3" office:value-type="float" office:value="0.333333333333333" calcext:value-type="float">
            <text:p>3.33E-01</text:p>
          </table:table-cell>
          <table:table-cell office:value-type="string" calcext:value-type="string">
            <text:p>Dodewaard</text:p>
          </table:table-cell>
          <table:table-cell/>
          <table:table-cell table:style-name="ce2" office:value-type="string" calcext:value-type="string">
            <text:p>29,34,44</text:p>
          </table:table-cell>
          <table:table-cell table:style-name="ce2" office:value-type="string" calcext:value-type="string">
            <text:p>55,56,57,58,59,81,82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981568" calcext:value-type="float">
            <text:p>51.981568</text:p>
          </table:table-cell>
          <table:table-cell office:value-type="float" office:value="6.251842" calcext:value-type="float">
            <text:p>6.25184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5]/3" office:value-type="float" office:value="0.333333333333333" calcext:value-type="float">
            <text:p>3.33E-01</text:p>
          </table:table-cell>
          <table:table-cell office:value-type="string" calcext:value-type="string">
            <text:p>Langerak</text:p>
          </table:table-cell>
          <table:table-cell/>
          <table:table-cell table:style-name="ce2" office:value-type="string" calcext:value-type="string">
            <text:p>33,35,36</text:p>
          </table:table-cell>
          <table:table-cell table:style-name="ce2" office:value-type="string" calcext:value-type="string">
            <text:p>58,59,60,61,62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.647022" calcext:value-type="float">
            <text:p>51.647022</text:p>
          </table:table-cell>
          <table:table-cell office:value-type="float" office:value="6.680221" calcext:value-type="float">
            <text:p>6.68022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6]/3" office:value-type="float" office:value="0.333333333333333" calcext:value-type="float">
            <text:p>3.33E-01</text:p>
          </table:table-cell>
          <table:table-cell office:value-type="string" calcext:value-type="string">
            <text:p>Niederrhein (D)</text:p>
          </table:table-cell>
          <table:table-cell/>
          <table:table-cell table:style-name="ce2" office:value-type="string" calcext:value-type="string">
            <text:p>34,42,335,336</text:p>
          </table:table-cell>
          <table:table-cell table:style-name="ce2" office:value-type="string" calcext:value-type="string">
            <text:p>60,77,78,348,350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.248786" calcext:value-type="float">
            <text:p>52.248786</text:p>
          </table:table-cell>
          <table:table-cell office:value-type="float" office:value="6.757987" calcext:value-type="float">
            <text:p>6.75798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7]/3" office:value-type="float" office:value="0.333333333333333" calcext:value-type="float">
            <text:p>3.33E-01</text:p>
          </table:table-cell>
          <table:table-cell office:value-type="string" calcext:value-type="string">
            <text:p>Hengelo</text:p>
          </table:table-cell>
          <table:table-cell/>
          <table:table-cell table:style-name="ce2" office:value-type="string" calcext:value-type="string">
            <text:p>4,34,37</text:p>
          </table:table-cell>
          <table:table-cell table:style-name="ce2" office:value-type="string" calcext:value-type="string">
            <text:p>61,62,63,64,65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201575" calcext:value-type="float">
            <text:p>52.201575</text:p>
          </table:table-cell>
          <table:table-cell office:value-type="float" office:value="7.03452" calcext:value-type="float">
            <text:p>7.03452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8]/3" office:value-type="float" office:value="0.333333333333333" calcext:value-type="float">
            <text:p>3.33E-01</text:p>
          </table:table-cell>
          <table:table-cell office:value-type="string" calcext:value-type="string">
            <text:p>Gronau (D)</text:p>
          </table:table-cell>
          <table:table-cell/>
          <table:table-cell table:style-name="ce2" office:value-type="string" calcext:value-type="string">
            <text:p>36,38,41</text:p>
          </table:table-cell>
          <table:table-cell table:style-name="ce2" office:value-type="string" calcext:value-type="string">
            <text:p>65,66,67,75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47532" calcext:value-type="float">
            <text:p>52.475320</text:p>
          </table:table-cell>
          <table:table-cell office:value-type="float" office:value="7.309452" calcext:value-type="float">
            <text:p>7.30945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39]/3" office:value-type="float" office:value="0.333333333333333" calcext:value-type="float">
            <text:p>3.33E-01</text:p>
          </table:table-cell>
          <table:table-cell office:value-type="string" calcext:value-type="string">
            <text:p>Hanekenfaehr (D)</text:p>
          </table:table-cell>
          <table:table-cell/>
          <table:table-cell table:style-name="ce2" office:value-type="string" calcext:value-type="string">
            <text:p>37,39,40,308,311,314,315,316</text:p>
          </table:table-cell>
          <table:table-cell table:style-name="ce2" office:value-type="string" calcext:value-type="string">
            <text:p>66,67,68,69,72,73,309,310,311,318,32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.75324" calcext:value-type="float">
            <text:p>52.753240</text:p>
          </table:table-cell>
          <table:table-cell office:value-type="float" office:value="7.276758" calcext:value-type="float">
            <text:p>7.27675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0]/3" office:value-type="float" office:value="0.333333333333333" calcext:value-type="float">
            <text:p>3.33E-01</text:p>
          </table:table-cell>
          <table:table-cell office:value-type="string" calcext:value-type="string">
            <text:p>Meppen (D)</text:p>
          </table:table-cell>
          <table:table-cell/>
          <table:table-cell table:style-name="ce2" office:value-type="string" calcext:value-type="string">
            <text:p>38,40</text:p>
          </table:table-cell>
          <table:table-cell table:style-name="ce2" office:value-type="string" calcext:value-type="string">
            <text:p>69,70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981009" calcext:value-type="float">
            <text:p>52.981009</text:p>
          </table:table-cell>
          <table:table-cell office:value-type="float" office:value="7.258131" calcext:value-type="float">
            <text:p>7.25813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1]/3" office:value-type="float" office:value="0.333333333333333" calcext:value-type="float">
            <text:p>3.33E-01</text:p>
          </table:table-cell>
          <table:table-cell office:value-type="string" calcext:value-type="string">
            <text:p>Doerpen (D)</text:p>
          </table:table-cell>
          <table:table-cell/>
          <table:table-cell table:style-name="ce2" office:value-type="string" calcext:value-type="string">
            <text:p>3,38,39</text:p>
          </table:table-cell>
          <table:table-cell table:style-name="ce2" office:value-type="string" calcext:value-type="string">
            <text:p>68,70,7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694849" calcext:value-type="float">
            <text:p>51.694849</text:p>
          </table:table-cell>
          <table:table-cell office:value-type="float" office:value="7.055346" calcext:value-type="float">
            <text:p>7.05534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2]/3" office:value-type="float" office:value="0.333333333333333" calcext:value-type="float">
            <text:p>3.33E-01</text:p>
          </table:table-cell>
          <table:table-cell office:value-type="string" calcext:value-type="string">
            <text:p>Kusenhorst (D)</text:p>
          </table:table-cell>
          <table:table-cell/>
          <table:table-cell table:style-name="ce2" office:value-type="string" calcext:value-type="string">
            <text:p>37,42,314,323,328</text:p>
          </table:table-cell>
          <table:table-cell table:style-name="ce2" office:value-type="string" calcext:value-type="string">
            <text:p>74,75,76,337,338,339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625446" calcext:value-type="float">
            <text:p>51.625446</text:p>
          </table:table-cell>
          <table:table-cell office:value-type="float" office:value="7.022481" calcext:value-type="float">
            <text:p>7.02248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3]/3" office:value-type="float" office:value="0.333333333333333" calcext:value-type="float">
            <text:p>3.33E-01</text:p>
          </table:table-cell>
          <table:table-cell office:value-type="string" calcext:value-type="string">
            <text:p>Polsum (D)</text:p>
          </table:table-cell>
          <table:table-cell/>
          <table:table-cell table:style-name="ce2" office:value-type="string" calcext:value-type="string">
            <text:p>35,41,324,331</text:p>
          </table:table-cell>
          <table:table-cell table:style-name="ce2" office:value-type="string" calcext:value-type="string">
            <text:p>76,77,78,340,343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.331938" calcext:value-type="float">
            <text:p>53.331938</text:p>
          </table:table-cell>
          <table:table-cell office:value-type="float" office:value="8.053552" calcext:value-type="float">
            <text:p>8.05355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4]/3" office:value-type="float" office:value="0.333333333333333" calcext:value-type="float">
            <text:p>3.33E-01</text:p>
          </table:table-cell>
          <table:table-cell office:value-type="string" calcext:value-type="string">
            <text:p>Conneforde (D)</text:p>
          </table:table-cell>
          <table:table-cell/>
          <table:table-cell table:style-name="ce2" office:value-type="string" calcext:value-type="string">
            <text:p>3,300</text:p>
          </table:table-cell>
          <table:table-cell table:style-name="ce2" office:value-type="string" calcext:value-type="string">
            <text:p>79,300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.637698" calcext:value-type="float">
            <text:p>51.637698</text:p>
          </table:table-cell>
          <table:table-cell office:value-type="float" office:value="5.909689" calcext:value-type="float">
            <text:p>5.909689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45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</text:p>
          </table:table-cell>
          <table:table-cell/>
          <table:table-cell table:style-name="ce2" office:value-type="string" calcext:value-type="string">
            <text:p>29,33,45</text:p>
          </table:table-cell>
          <table:table-cell table:style-name="ce2" office:value-type="string" calcext:value-type="string">
            <text:p>80,81,82,83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638478" calcext:value-type="float">
            <text:p>51.638478</text:p>
          </table:table-cell>
          <table:table-cell office:value-type="float" office:value="5.912938" calcext:value-type="float">
            <text:p>5.91293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6]/3" office:value-type="float" office:value="0.333333333333333" calcext:value-type="float">
            <text:p>3.33E-01</text:p>
          </table:table-cell>
          <table:table-cell office:value-type="string" calcext:value-type="string">
            <text:p>Boxmeer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.116143" calcext:value-type="float">
            <text:p>51.116143</text:p>
          </table:table-cell>
          <table:table-cell office:value-type="float" office:value="4.508428" calcext:value-type="float">
            <text:p>4.508428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47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B)</text:p>
          </table:table-cell>
          <table:table-cell/>
          <table:table-cell table:style-name="ce2" office:value-type="string" calcext:value-type="string">
            <text:p>24,25,26</text:p>
          </table:table-cell>
          <table:table-cell table:style-name="ce2" office:value-type="string" calcext:value-type="string">
            <text:p>44,84,85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739381" calcext:value-type="float">
            <text:p>52.739381</text:p>
          </table:table-cell>
          <table:table-cell office:value-type="float" office:value="6.476287" calcext:value-type="float">
            <text:p>6.47628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8]/3" office:value-type="float" office:value="0.333333333333333" calcext:value-type="float">
            <text:p>3.33E-01</text:p>
          </table:table-cell>
          <table:table-cell office:value-type="string" calcext:value-type="string">
            <text:p>Hoogeveen</text:p>
          </table:table-cell>
          <table:table-cell/>
          <table:table-cell table:style-name="ce2" office:value-type="string" calcext:value-type="string">
            <text:p>201,207</text:p>
          </table:table-cell>
          <table:table-cell table:style-name="ce2" office:value-type="string" calcext:value-type="string">
            <text:p>201,202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3.00973" calcext:value-type="float">
            <text:p>53.009730</text:p>
          </table:table-cell>
          <table:table-cell office:value-type="float" office:value="6.522823" calcext:value-type="float">
            <text:p>6.52282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49]/3" office:value-type="float" office:value="0.333333333333333" calcext:value-type="float">
            <text:p>3.33E-01</text:p>
          </table:table-cell>
          <table:table-cell office:value-type="string" calcext:value-type="string">
            <text:p>Zeyerveen</text:p>
          </table:table-cell>
          <table:table-cell/>
          <table:table-cell table:style-name="ce2" office:value-type="string" calcext:value-type="string">
            <text:p>200,202</text:p>
          </table:table-cell>
          <table:table-cell table:style-name="ce2" office:value-type="string" calcext:value-type="string">
            <text:p>202,203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.213643" calcext:value-type="float">
            <text:p>53.213643</text:p>
          </table:table-cell>
          <table:table-cell office:value-type="float" office:value="6.473062" calcext:value-type="float">
            <text:p>6.47306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0]/3" office:value-type="float" office:value="0.333333333333333" calcext:value-type="float">
            <text:p>3.33E-01</text:p>
          </table:table-cell>
          <table:table-cell office:value-type="string" calcext:value-type="string">
            <text:p>Vierverlaten</text:p>
          </table:table-cell>
          <table:table-cell/>
          <table:table-cell table:style-name="ce2" office:value-type="string" calcext:value-type="string">
            <text:p>1,201,203</text:p>
          </table:table-cell>
          <table:table-cell table:style-name="ce2" office:value-type="string" calcext:value-type="string">
            <text:p>203,204,209,210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.214344" calcext:value-type="float">
            <text:p>53.214344</text:p>
          </table:table-cell>
          <table:table-cell office:value-type="float" office:value="6.026061" calcext:value-type="float">
            <text:p>6.02606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1]/3" office:value-type="float" office:value="0.333333333333333" calcext:value-type="float">
            <text:p>3.33E-01</text:p>
          </table:table-cell>
          <table:table-cell office:value-type="string" calcext:value-type="string">
            <text:p>Bergum</text:p>
          </table:table-cell>
          <table:table-cell/>
          <table:table-cell table:style-name="ce2" office:value-type="string" calcext:value-type="string">
            <text:p>202,204</text:p>
          </table:table-cell>
          <table:table-cell table:style-name="ce2" office:value-type="string" calcext:value-type="string">
            <text:p>204,205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.189295" calcext:value-type="float">
            <text:p>53.189295</text:p>
          </table:table-cell>
          <table:table-cell office:value-type="float" office:value="5.875809" calcext:value-type="float">
            <text:p>5.87580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2]/3" office:value-type="float" office:value="0.333333333333333" calcext:value-type="float">
            <text:p>3.33E-01</text:p>
          </table:table-cell>
          <table:table-cell office:value-type="string" calcext:value-type="string">
            <text:p>Louwsmeer</text:p>
          </table:table-cell>
          <table:table-cell/>
          <table:table-cell table:style-name="ce2" office:value-type="string" calcext:value-type="string">
            <text:p>203,205</text:p>
          </table:table-cell>
          <table:table-cell table:style-name="ce2" office:value-type="string" calcext:value-type="string">
            <text:p>205,206,207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.97189" calcext:value-type="float">
            <text:p>52.971890</text:p>
          </table:table-cell>
          <table:table-cell office:value-type="float" office:value="5.870969" calcext:value-type="float">
            <text:p>5.87096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3]/3" office:value-type="float" office:value="0.333333333333333" calcext:value-type="float">
            <text:p>3.33E-01</text:p>
          </table:table-cell>
          <table:table-cell office:value-type="string" calcext:value-type="string">
            <text:p>Oudehaske</text:p>
          </table:table-cell>
          <table:table-cell/>
          <table:table-cell table:style-name="ce2" office:value-type="string" calcext:value-type="string">
            <text:p>5,204</text:p>
          </table:table-cell>
          <table:table-cell table:style-name="ce2" office:value-type="string" calcext:value-type="string">
            <text:p>206,207,208</text:p>
          </table:table-cell>
          <table:table-cell table:number-columns-repeated="10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3.303259" calcext:value-type="float">
            <text:p>53.303259</text:p>
          </table:table-cell>
          <table:table-cell office:value-type="float" office:value="6.956729" calcext:value-type="float">
            <text:p>6.95672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4]/3" office:value-type="float" office:value="0.333333333333333" calcext:value-type="float">
            <text:p>3.33E-01</text:p>
          </table:table-cell>
          <table:table-cell office:value-type="string" calcext:value-type="string">
            <text:p>Weiwerd</text:p>
          </table:table-cell>
          <table:table-cell/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211,212,213,214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2.531523" calcext:value-type="float">
            <text:p>52.531523</text:p>
          </table:table-cell>
          <table:table-cell office:value-type="float" office:value="6.188284" calcext:value-type="float">
            <text:p>6.18828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5]/3" office:value-type="float" office:value="0.333333333333333" calcext:value-type="float">
            <text:p>3.33E-01</text:p>
          </table:table-cell>
          <table:table-cell office:value-type="string" calcext:value-type="string">
            <text:p>Hessenweg</text:p>
          </table:table-cell>
          <table:table-cell/>
          <table:table-cell table:style-name="ce2" office:value-type="string" calcext:value-type="string">
            <text:p>5,200</text:p>
          </table:table-cell>
          <table:table-cell table:style-name="ce2" office:value-type="string" calcext:value-type="string">
            <text:p>201,215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.429115" calcext:value-type="float">
            <text:p>53.429115</text:p>
          </table:table-cell>
          <table:table-cell office:value-type="float" office:value="8.475983" calcext:value-type="float">
            <text:p>8.47598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6]/3" office:value-type="float" office:value="0.333333333333333" calcext:value-type="float">
            <text:p>3.33E-01</text:p>
          </table:table-cell>
          <table:table-cell office:value-type="string" calcext:value-type="string">
            <text:p>Unterweser (D)</text:p>
          </table:table-cell>
          <table:table-cell/>
          <table:table-cell table:style-name="ce2" office:value-type="string" calcext:value-type="string">
            <text:p>43,302,307</text:p>
          </table:table-cell>
          <table:table-cell table:style-name="ce2" office:value-type="string" calcext:value-type="string">
            <text:p>300,301,304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3.203966" calcext:value-type="float">
            <text:p>53.203966</text:p>
          </table:table-cell>
          <table:table-cell office:value-type="float" office:value="8.5155" calcext:value-type="float">
            <text:p>8.51550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57]/3" office:value-type="float" office:value="0.333333333333333" calcext:value-type="float">
            <text:p>3.33E-01</text:p>
          </table:table-cell>
          <table:table-cell office:value-type="string" calcext:value-type="string">
            <text:p>Farge (D)</text:p>
          </table:table-cell>
          <table:table-cell/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305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3.20327" calcext:value-type="float">
            <text:p>53.203270</text:p>
          </table:table-cell>
          <table:table-cell office:value-type="float" office:value="8.517728" calcext:value-type="float">
            <text:p>8.517728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58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00,301,303,306</text:p>
          </table:table-cell>
          <table:table-cell table:style-name="ce2" office:value-type="string" calcext:value-type="string">
            <text:p>303,304,305,306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3.565787" calcext:value-type="float">
            <text:p>53.565787</text:p>
          </table:table-cell>
          <table:table-cell office:value-type="float" office:value="9.069206" calcext:value-type="float">
            <text:p>9.069206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59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02,304,305</text:p>
          </table:table-cell>
          <table:table-cell table:style-name="ce2" office:value-type="string" calcext:value-type="string">
            <text:p>306,307,308</text:p>
          </table:table-cell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3.566759" calcext:value-type="float">
            <text:p>53.566759</text:p>
          </table:table-cell>
          <table:table-cell office:value-type="float" office:value="9.068569" calcext:value-type="float">
            <text:p>9.06856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0]/3" office:value-type="float" office:value="0.333333333333333" calcext:value-type="float">
            <text:p>3.33E-01</text:p>
          </table:table-cell>
          <table:table-cell office:value-type="string" calcext:value-type="string">
            <text:p>Alfstedt (D)</text:p>
          </table:table-cell>
          <table:table-cell/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307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.542688" calcext:value-type="float">
            <text:p>53.542688</text:p>
          </table:table-cell>
          <table:table-cell office:value-type="float" office:value="9.501341" calcext:value-type="float">
            <text:p>9.50134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1]/3" office:value-type="float" office:value="0.333333333333333" calcext:value-type="float">
            <text:p>3.33E-01</text:p>
          </table:table-cell>
          <table:table-cell office:value-type="string" calcext:value-type="string">
            <text:p>Dollern (D)</text:p>
          </table:table-cell>
          <table:table-cell/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308</text:p>
          </table:table-cell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3.092278" calcext:value-type="float">
            <text:p>53.092278</text:p>
          </table:table-cell>
          <table:table-cell office:value-type="float" office:value="8.694766" calcext:value-type="float">
            <text:p>8.69476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2]/3" office:value-type="float" office:value="0.333333333333333" calcext:value-type="float">
            <text:p>3.33E-01</text:p>
          </table:table-cell>
          <table:table-cell office:value-type="string" calcext:value-type="string">
            <text:p>Niedervieland (D)</text:p>
          </table:table-cell>
          <table:table-cell/>
          <table:table-cell table:style-name="ce2" office:value-type="string" calcext:value-type="string">
            <text:p>302,307</text:p>
          </table:table-cell>
          <table:table-cell table:style-name="ce2" office:value-type="string" calcext:value-type="string">
            <text:p>302,303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3.032375" calcext:value-type="float">
            <text:p>53.032375</text:p>
          </table:table-cell>
          <table:table-cell office:value-type="float" office:value="8.563566" calcext:value-type="float">
            <text:p>8.56356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3]/3" office:value-type="float" office:value="0.333333333333333" calcext:value-type="float">
            <text:p>3.33E-01</text:p>
          </table:table-cell>
          <table:table-cell office:value-type="string" calcext:value-type="string">
            <text:p>Ganderkesee (D)</text:p>
          </table:table-cell>
          <table:table-cell/>
          <table:table-cell table:style-name="ce2" office:value-type="string" calcext:value-type="string">
            <text:p>300,306</text:p>
          </table:table-cell>
          <table:table-cell table:style-name="ce2" office:value-type="string" calcext:value-type="string">
            <text:p>301,302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2.277842" calcext:value-type="float">
            <text:p>52.277842</text:p>
          </table:table-cell>
          <table:table-cell office:value-type="float" office:value="7.890041" calcext:value-type="float">
            <text:p>7.89004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4]/3" office:value-type="float" office:value="0.333333333333333" calcext:value-type="float">
            <text:p>3.33E-01</text:p>
          </table:table-cell>
          <table:table-cell office:value-type="string" calcext:value-type="string">
            <text:p>Westerkappeln (D)</text:p>
          </table:table-cell>
          <table:table-cell/>
          <table:table-cell table:style-name="ce2" office:value-type="string" calcext:value-type="string">
            <text:p>38,309,310,311</text:p>
          </table:table-cell>
          <table:table-cell table:style-name="ce2" office:value-type="string" calcext:value-type="string">
            <text:p>310,311,312,313,314,315</text:p>
          </table:table-cell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.28479" calcext:value-type="float">
            <text:p>52.284790</text:p>
          </table:table-cell>
          <table:table-cell office:value-type="float" office:value="7.740156" calcext:value-type="float">
            <text:p>7.74015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5]/3" office:value-type="float" office:value="0.333333333333333" calcext:value-type="float">
            <text:p>3.33E-01</text:p>
          </table:table-cell>
          <table:table-cell office:value-type="string" calcext:value-type="string">
            <text:p>Ibbenbüren (D)</text:p>
          </table:table-cell>
          <table:table-cell/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312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2.265925" calcext:value-type="float">
            <text:p>52.265925</text:p>
          </table:table-cell>
          <table:table-cell office:value-type="float" office:value="8.103403" calcext:value-type="float">
            <text:p>8.10340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6]/3" office:value-type="float" office:value="0.333333333333333" calcext:value-type="float">
            <text:p>3.33E-01</text:p>
          </table:table-cell>
          <table:table-cell office:value-type="string" calcext:value-type="string">
            <text:p>Lüstringen (D)</text:p>
          </table:table-cell>
          <table:table-cell/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313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2.345478" calcext:value-type="float">
            <text:p>52.345478</text:p>
          </table:table-cell>
          <table:table-cell office:value-type="float" office:value="8.305666" calcext:value-type="float">
            <text:p>8.30566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7]/3" office:value-type="float" office:value="0.333333333333333" calcext:value-type="float">
            <text:p>3.33E-01</text:p>
          </table:table-cell>
          <table:table-cell office:value-type="string" calcext:value-type="string">
            <text:p>Wehrendorf (D)</text:p>
          </table:table-cell>
          <table:table-cell/>
          <table:table-cell table:style-name="ce2" office:value-type="string" calcext:value-type="string">
            <text:p>38,308,312</text:p>
          </table:table-cell>
          <table:table-cell table:style-name="ce2" office:value-type="string" calcext:value-type="string">
            <text:p>309,314,315,316,317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2.56399" calcext:value-type="float">
            <text:p>52.563990</text:p>
          </table:table-cell>
          <table:table-cell office:value-type="float" office:value="8.895697" calcext:value-type="float">
            <text:p>8.89569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8]/3" office:value-type="float" office:value="0.333333333333333" calcext:value-type="float">
            <text:p>3.33E-01</text:p>
          </table:table-cell>
          <table:table-cell office:value-type="string" calcext:value-type="string">
            <text:p>Ohlensehlen (D)</text:p>
          </table:table-cell>
          <table:table-cell/>
          <table:table-cell table:style-name="Default" office:value-type="float" office:value="311" calcext:value-type="float">
            <text:p>311</text:p>
          </table:table-cell>
          <table:table-cell table:style-name="ce2" office:value-type="string" calcext:value-type="string">
            <text:p>316,317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2.177706" calcext:value-type="float">
            <text:p>52.177706</text:p>
          </table:table-cell>
          <table:table-cell office:value-type="float" office:value="7.012157" calcext:value-type="float">
            <text:p>7.01215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69]/3" office:value-type="float" office:value="0.333333333333333" calcext:value-type="float">
            <text:p>3.33E-01</text:p>
          </table:table-cell>
          <table:table-cell office:value-type="string" calcext:value-type="string">
            <text:p>Kottigerhook (D)</text:p>
          </table:table-cell>
          <table:table-cell/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328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2.177427" calcext:value-type="float">
            <text:p>52.177427</text:p>
          </table:table-cell>
          <table:table-cell office:value-type="float" office:value="7.011623" calcext:value-type="float">
            <text:p>7.011623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70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8,41,313</text:p>
          </table:table-cell>
          <table:table-cell table:style-name="ce2" office:value-type="string" calcext:value-type="string">
            <text:p>72,73,74,328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.969843" calcext:value-type="float">
            <text:p>51.969843</text:p>
          </table:table-cell>
          <table:table-cell office:value-type="float" office:value="7.545598" calcext:value-type="float">
            <text:p>7.54559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1]/3" office:value-type="float" office:value="0.333333333333333" calcext:value-type="float">
            <text:p>3.33E-01</text:p>
          </table:table-cell>
          <table:table-cell office:value-type="string" calcext:value-type="string">
            <text:p>Roxel (D)</text:p>
          </table:table-cell>
          <table:table-cell/>
          <table:table-cell table:style-name="ce2" office:value-type="string" calcext:value-type="string">
            <text:p>38,318</text:p>
          </table:table-cell>
          <table:table-cell table:style-name="ce2" office:value-type="string" calcext:value-type="string">
            <text:p>318,319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72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8,317,318</text:p>
          </table:table-cell>
          <table:table-cell table:style-name="ce2" office:value-type="string" calcext:value-type="string">
            <text:p>320,321,322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1.67784" calcext:value-type="float">
            <text:p>51.677840</text:p>
          </table:table-cell>
          <table:table-cell office:value-type="float" office:value="7.707909" calcext:value-type="float">
            <text:p>7.70790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3]/3" office:value-type="float" office:value="0.333333333333333" calcext:value-type="float">
            <text:p>3.33E-01</text:p>
          </table:table-cell>
          <table:table-cell office:value-type="string" calcext:value-type="string">
            <text:p>Gersteinwerk (D)</text:p>
          </table:table-cell>
          <table:table-cell/>
          <table:table-cell table:style-name="ce2" office:value-type="string" calcext:value-type="string">
            <text:p>316,322,396</text:p>
          </table:table-cell>
          <table:table-cell table:style-name="ce2" office:value-type="string" calcext:value-type="string">
            <text:p>322,323,329</text:p>
          </table:table-cell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1.684492" calcext:value-type="float">
            <text:p>51.684492</text:p>
          </table:table-cell>
          <table:table-cell office:value-type="float" office:value="7.991303" calcext:value-type="float">
            <text:p>7.99130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4]/3" office:value-type="float" office:value="0.333333333333333" calcext:value-type="float">
            <text:p>3.33E-01</text:p>
          </table:table-cell>
          <table:table-cell office:value-type="string" calcext:value-type="string">
            <text:p>Uentrop (D)</text:p>
          </table:table-cell>
          <table:table-cell/>
          <table:table-cell table:style-name="ce2" office:value-type="string" calcext:value-type="string">
            <text:p>315,316,396</text:p>
          </table:table-cell>
          <table:table-cell table:style-name="ce2" office:value-type="string" calcext:value-type="string">
            <text:p>319,321,324</text:p>
          </table:table-cell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.926925" calcext:value-type="float">
            <text:p>51.926925</text:p>
          </table:table-cell>
          <table:table-cell office:value-type="float" office:value="8.364636" calcext:value-type="float">
            <text:p>8.36463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5]/3" office:value-type="float" office:value="0.333333333333333" calcext:value-type="float">
            <text:p>3.33E-01</text:p>
          </table:table-cell>
          <table:table-cell office:value-type="string" calcext:value-type="string">
            <text:p>Gütersloh (D)</text:p>
          </table:table-cell>
          <table:table-cell/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325</text:p>
          </table:table-cell>
          <table:table-cell table:number-columns-repeated="10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1.644098" calcext:value-type="float">
            <text:p>51.644098</text:p>
          </table:table-cell>
          <table:table-cell office:value-type="float" office:value="7.402967" calcext:value-type="float">
            <text:p>7.40296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6]/3" office:value-type="float" office:value="0.333333333333333" calcext:value-type="float">
            <text:p>3.33E-01</text:p>
          </table:table-cell>
          <table:table-cell office:value-type="string" calcext:value-type="string">
            <text:p>Lippe (D)</text:p>
          </table:table-cell>
          <table:table-cell/>
          <table:table-cell table:style-name="ce2" office:value-type="string" calcext:value-type="string">
            <text:p>317,323</text:p>
          </table:table-cell>
          <table:table-cell table:style-name="ce2" office:value-type="string" calcext:value-type="string">
            <text:p>329,330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.575825" calcext:value-type="float">
            <text:p>51.575825</text:p>
          </table:table-cell>
          <table:table-cell office:value-type="float" office:value="7.352293" calcext:value-type="float">
            <text:p>7.35229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7]/3" office:value-type="float" office:value="0.333333333333333" calcext:value-type="float">
            <text:p>3.33E-01</text:p>
          </table:table-cell>
          <table:table-cell office:value-type="string" calcext:value-type="string">
            <text:p>Mengede (D)</text:p>
          </table:table-cell>
          <table:table-cell/>
          <table:table-cell table:style-name="ce2" office:value-type="string" calcext:value-type="string">
            <text:p>41,322,325,328</text:p>
          </table:table-cell>
          <table:table-cell table:style-name="ce2" office:value-type="string" calcext:value-type="string">
            <text:p>330,331,334,338,339</text:p>
          </table:table-cell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.564818" calcext:value-type="float">
            <text:p>51.564818</text:p>
          </table:table-cell>
          <table:table-cell office:value-type="float" office:value="6.907395" calcext:value-type="float">
            <text:p>6.90739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78]/3" office:value-type="float" office:value="0.333333333333333" calcext:value-type="float">
            <text:p>3.33E-01</text:p>
          </table:table-cell>
          <table:table-cell office:value-type="string" calcext:value-type="string">
            <text:p>Nordlicht (D)</text:p>
          </table:table-cell>
          <table:table-cell/>
          <table:table-cell table:style-name="ce2" office:value-type="string" calcext:value-type="string">
            <text:p>42,334</text:p>
          </table:table-cell>
          <table:table-cell table:style-name="ce2" office:value-type="string" calcext:value-type="string">
            <text:p>340,341,342</text:p>
          </table:table-cell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.460589" calcext:value-type="float">
            <text:p>51.460589</text:p>
          </table:table-cell>
          <table:table-cell office:value-type="float" office:value="7.416752" calcext:value-type="float">
            <text:p>7.416752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79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23,326,327</text:p>
          </table:table-cell>
          <table:table-cell table:style-name="ce2" office:value-type="string" calcext:value-type="string">
            <text:p>331,332,333</text:p>
          </table:table-cell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1.456996" calcext:value-type="float">
            <text:p>51.456996</text:p>
          </table:table-cell>
          <table:table-cell office:value-type="float" office:value="7.417101" calcext:value-type="float">
            <text:p>7.41710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0]/3" office:value-type="float" office:value="0.333333333333333" calcext:value-type="float">
            <text:p>3.33E-01</text:p>
          </table:table-cell>
          <table:table-cell office:value-type="string" calcext:value-type="string">
            <text:p>Kruckel (D)</text:p>
          </table:table-cell>
          <table:table-cell/>
          <table:table-cell table:style-name="ce2" office:value-type="string" calcext:value-type="string">
            <text:p>325</text:p>
          </table:table-cell>
          <table:table-cell table:style-name="ce2" office:value-type="string" calcext:value-type="string">
            <text:p>332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1.446583" calcext:value-type="float">
            <text:p>51.446583</text:p>
          </table:table-cell>
          <table:table-cell office:value-type="float" office:value="7.313114" calcext:value-type="float">
            <text:p>7.31311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1]/3" office:value-type="float" office:value="0.333333333333333" calcext:value-type="float">
            <text:p>3.33E-01</text:p>
          </table:table-cell>
          <table:table-cell office:value-type="string" calcext:value-type="string">
            <text:p>Witten (D)</text:p>
          </table:table-cell>
          <table:table-cell/>
          <table:table-cell table:style-name="ce2" office:value-type="string" calcext:value-type="string">
            <text:p>325</text:p>
          </table:table-cell>
          <table:table-cell table:style-name="ce2" office:value-type="string" calcext:value-type="string">
            <text:p>333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1.552239" calcext:value-type="float">
            <text:p>51.552239</text:p>
          </table:table-cell>
          <table:table-cell office:value-type="float" office:value="7.134983" calcext:value-type="float">
            <text:p>7.134983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82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41,323,329</text:p>
          </table:table-cell>
          <table:table-cell table:style-name="ce2" office:value-type="string" calcext:value-type="string">
            <text:p>334,335,337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.525619" calcext:value-type="float">
            <text:p>51.525619</text:p>
          </table:table-cell>
          <table:table-cell office:value-type="float" office:value="7.124137" calcext:value-type="float">
            <text:p>7.12413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3]/3" office:value-type="float" office:value="0.333333333333333" calcext:value-type="float">
            <text:p>3.33E-01</text:p>
          </table:table-cell>
          <table:table-cell office:value-type="string" calcext:value-type="string">
            <text:p>Hüllen (D)</text:p>
          </table:table-cell>
          <table:table-cell/>
          <table:table-cell table:style-name="ce2" office:value-type="string" calcext:value-type="string">
            <text:p>328,330</text:p>
          </table:table-cell>
          <table:table-cell table:style-name="ce2" office:value-type="string" calcext:value-type="string">
            <text:p>335,336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.447875" calcext:value-type="float">
            <text:p>51.447875</text:p>
          </table:table-cell>
          <table:table-cell office:value-type="float" office:value="7.124836" calcext:value-type="float">
            <text:p>7.12483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4]/3" office:value-type="float" office:value="0.333333333333333" calcext:value-type="float">
            <text:p>3.33E-01</text:p>
          </table:table-cell>
          <table:table-cell office:value-type="string" calcext:value-type="string">
            <text:p>Eiberg (D)</text:p>
          </table:table-cell>
          <table:table-cell/>
          <table:table-cell table:style-name="ce2" office:value-type="string" calcext:value-type="string">
            <text:p>329,333</text:p>
          </table:table-cell>
          <table:table-cell table:style-name="ce2" office:value-type="string" calcext:value-type="string">
            <text:p>336,347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.444344" calcext:value-type="float">
            <text:p>51.444344</text:p>
          </table:table-cell>
          <table:table-cell office:value-type="float" office:value="6.948321" calcext:value-type="float">
            <text:p>6.94832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5]/3" office:value-type="float" office:value="0.333333333333333" calcext:value-type="float">
            <text:p>3.33E-01</text:p>
          </table:table-cell>
          <table:table-cell office:value-type="string" calcext:value-type="string">
            <text:p>Rosenblumendelle (D)</text:p>
          </table:table-cell>
          <table:table-cell/>
          <table:table-cell table:style-name="ce2" office:value-type="string" calcext:value-type="string">
            <text:p>42,332</text:p>
          </table:table-cell>
          <table:table-cell table:style-name="ce2" office:value-type="string" calcext:value-type="string">
            <text:p>343,344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1.518297" calcext:value-type="float">
            <text:p>51.518297</text:p>
          </table:table-cell>
          <table:table-cell office:value-type="float" office:value="6.991326" calcext:value-type="float">
            <text:p>6.991326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86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31,333,334</text:p>
          </table:table-cell>
          <table:table-cell table:style-name="ce2" office:value-type="string" calcext:value-type="string">
            <text:p>344,345,346</text:p>
          </table:table-cell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1.514292" calcext:value-type="float">
            <text:p>51.514292</text:p>
          </table:table-cell>
          <table:table-cell office:value-type="float" office:value="6.99869" calcext:value-type="float">
            <text:p>6.99869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7]/3" office:value-type="float" office:value="0.333333333333333" calcext:value-type="float">
            <text:p>3.33E-01</text:p>
          </table:table-cell>
          <table:table-cell office:value-type="string" calcext:value-type="string">
            <text:p>Karnap (D)</text:p>
          </table:table-cell>
          <table:table-cell/>
          <table:table-cell table:style-name="ce2" office:value-type="string" calcext:value-type="string">
            <text:p>330,332</text:p>
          </table:table-cell>
          <table:table-cell table:style-name="ce2" office:value-type="string" calcext:value-type="string">
            <text:p>346,347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1.499098" calcext:value-type="float">
            <text:p>51.499098</text:p>
          </table:table-cell>
          <table:table-cell office:value-type="float" office:value="6.92583" calcext:value-type="float">
            <text:p>6.92583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8]/3" office:value-type="float" office:value="0.333333333333333" calcext:value-type="float">
            <text:p>3.33E-01</text:p>
          </table:table-cell>
          <table:table-cell office:value-type="string" calcext:value-type="string">
            <text:p>Büscherhof (D)</text:p>
          </table:table-cell>
          <table:table-cell/>
          <table:table-cell table:style-name="ce2" office:value-type="string" calcext:value-type="string">
            <text:p>324,332</text:p>
          </table:table-cell>
          <table:table-cell table:style-name="ce2" office:value-type="string" calcext:value-type="string">
            <text:p>341,342,345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1.576354" calcext:value-type="float">
            <text:p>51.576354</text:p>
          </table:table-cell>
          <table:table-cell office:value-type="float" office:value="6.689628" calcext:value-type="float">
            <text:p>6.68962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89]/3" office:value-type="float" office:value="0.333333333333333" calcext:value-type="float">
            <text:p>3.33E-01</text:p>
          </table:table-cell>
          <table:table-cell office:value-type="string" calcext:value-type="string">
            <text:p>Zensenbuch (D)</text:p>
          </table:table-cell>
          <table:table-cell/>
          <table:table-cell table:style-name="ce2" office:value-type="string" calcext:value-type="string">
            <text:p>35,337</text:p>
          </table:table-cell>
          <table:table-cell table:style-name="ce2" office:value-type="string" calcext:value-type="string">
            <text:p>348,349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1.52602" calcext:value-type="float">
            <text:p>51.526020</text:p>
          </table:table-cell>
          <table:table-cell office:value-type="float" office:value="6.711024" calcext:value-type="float">
            <text:p>6.71102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0]/3" office:value-type="float" office:value="0.333333333333333" calcext:value-type="float">
            <text:p>3.33E-01</text:p>
          </table:table-cell>
          <table:table-cell office:value-type="string" calcext:value-type="string">
            <text:p>Walsum (D)</text:p>
          </table:table-cell>
          <table:table-cell/>
          <table:table-cell table:style-name="ce2" office:value-type="string" calcext:value-type="string">
            <text:p>35,337</text:p>
          </table:table-cell>
          <table:table-cell table:style-name="ce2" office:value-type="string" calcext:value-type="string">
            <text:p>350,351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.476591" calcext:value-type="float">
            <text:p>51.476591</text:p>
          </table:table-cell>
          <table:table-cell office:value-type="float" office:value="6.614818" calcext:value-type="float">
            <text:p>6.61481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1]/3" office:value-type="float" office:value="0.333333333333333" calcext:value-type="float">
            <text:p>3.33E-01</text:p>
          </table:table-cell>
          <table:table-cell office:value-type="string" calcext:value-type="string">
            <text:p>Utfort (D)</text:p>
          </table:table-cell>
          <table:table-cell/>
          <table:table-cell table:style-name="ce2" office:value-type="string" calcext:value-type="string">
            <text:p>335,336,338,339</text:p>
          </table:table-cell>
          <table:table-cell table:style-name="ce2" office:value-type="string" calcext:value-type="string">
            <text:p>349,351,352,353,354,355,356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1.374438" calcext:value-type="float">
            <text:p>51.374438</text:p>
          </table:table-cell>
          <table:table-cell office:value-type="float" office:value="6.868507" calcext:value-type="float">
            <text:p>6.86850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2]/3" office:value-type="float" office:value="0.333333333333333" calcext:value-type="float">
            <text:p>3.33E-01</text:p>
          </table:table-cell>
          <table:table-cell office:value-type="string" calcext:value-type="string">
            <text:p>Selbeck (D)</text:p>
          </table:table-cell>
          <table:table-cell/>
          <table:table-cell table:style-name="ce2" office:value-type="string" calcext:value-type="string">
            <text:p>337</text:p>
          </table:table-cell>
          <table:table-cell table:style-name="ce2" office:value-type="string" calcext:value-type="string">
            <text:p>353,355,356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258848" calcext:value-type="float">
            <text:p>51.258848</text:p>
          </table:table-cell>
          <table:table-cell office:value-type="float" office:value="6.622661" calcext:value-type="float">
            <text:p>6.62266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3]/3" office:value-type="float" office:value="0.333333333333333" calcext:value-type="float">
            <text:p>3.33E-01</text:p>
          </table:table-cell>
          <table:table-cell office:value-type="string" calcext:value-type="string">
            <text:p>Osterath (D)</text:p>
          </table:table-cell>
          <table:table-cell/>
          <table:table-cell table:style-name="ce2" office:value-type="string" calcext:value-type="string">
            <text:p>337,342</text:p>
          </table:table-cell>
          <table:table-cell table:style-name="ce2" office:value-type="string" calcext:value-type="string">
            <text:p>352,354,362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0.867194" calcext:value-type="float">
            <text:p>50.867194</text:p>
          </table:table-cell>
          <table:table-cell office:value-type="float" office:value="6.648215" calcext:value-type="float">
            <text:p>6.648215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94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2,341,347</text:p>
          </table:table-cell>
          <table:table-cell table:style-name="ce2" office:value-type="string" calcext:value-type="string">
            <text:p>357,358,368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.952257" calcext:value-type="float">
            <text:p>50.952257</text:p>
          </table:table-cell>
          <table:table-cell office:value-type="float" office:value="6.596307" calcext:value-type="float">
            <text:p>6.59630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5]/3" office:value-type="float" office:value="0.333333333333333" calcext:value-type="float">
            <text:p>3.33E-01</text:p>
          </table:table-cell>
          <table:table-cell office:value-type="string" calcext:value-type="string">
            <text:p>Paffendorf (D)</text:p>
          </table:table-cell>
          <table:table-cell/>
          <table:table-cell table:style-name="ce2" office:value-type="string" calcext:value-type="string">
            <text:p>340,342</text:p>
          </table:table-cell>
          <table:table-cell table:style-name="ce2" office:value-type="string" calcext:value-type="string">
            <text:p>358,359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.008311" calcext:value-type="float">
            <text:p>51.008311</text:p>
          </table:table-cell>
          <table:table-cell office:value-type="float" office:value="6.703235" calcext:value-type="float">
            <text:p>6.70323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6]/3" office:value-type="float" office:value="0.333333333333333" calcext:value-type="float">
            <text:p>3.33E-01</text:p>
          </table:table-cell>
          <table:table-cell office:value-type="string" calcext:value-type="string">
            <text:p>Rommerskirche (D)</text:p>
          </table:table-cell>
          <table:table-cell/>
          <table:table-cell table:style-name="ce2" office:value-type="string" calcext:value-type="string">
            <text:p>339,341,343,344,345,346,347</text:p>
          </table:table-cell>
          <table:table-cell table:style-name="ce2" office:value-type="string" calcext:value-type="string">
            <text:p>359,360,361,362,363,364,365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1.034396" calcext:value-type="float">
            <text:p>51.034396</text:p>
          </table:table-cell>
          <table:table-cell office:value-type="float" office:value="6.62058" calcext:value-type="float">
            <text:p>6.62058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7]/3" office:value-type="float" office:value="0.333333333333333" calcext:value-type="float">
            <text:p>3.33E-01</text:p>
          </table:table-cell>
          <table:table-cell office:value-type="string" calcext:value-type="string">
            <text:p>Neurath (D)</text:p>
          </table:table-cell>
          <table:table-cell/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360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1.090456" calcext:value-type="float">
            <text:p>51.090456</text:p>
          </table:table-cell>
          <table:table-cell office:value-type="float" office:value="6.709595" calcext:value-type="float">
            <text:p>6.70959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8]/3" office:value-type="float" office:value="0.333333333333333" calcext:value-type="float">
            <text:p>3.33E-01</text:p>
          </table:table-cell>
          <table:table-cell office:value-type="string" calcext:value-type="string">
            <text:p>Gohrpunkt (D)</text:p>
          </table:table-cell>
          <table:table-cell/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361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1.071017" calcext:value-type="float">
            <text:p>51.071017</text:p>
          </table:table-cell>
          <table:table-cell office:value-type="float" office:value="6.965236" calcext:value-type="float">
            <text:p>6.96523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99]/3" office:value-type="float" office:value="0.333333333333333" calcext:value-type="float">
            <text:p>3.33E-01</text:p>
          </table:table-cell>
          <table:table-cell office:value-type="string" calcext:value-type="string">
            <text:p>Opladen (D)</text:p>
          </table:table-cell>
          <table:table-cell/>
          <table:table-cell table:style-name="ce2" office:value-type="string" calcext:value-type="string">
            <text:p>342,350,351</text:p>
          </table:table-cell>
          <table:table-cell table:style-name="ce2" office:value-type="string" calcext:value-type="string">
            <text:p>363,372,373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.967625" calcext:value-type="float">
            <text:p>50.967625</text:p>
          </table:table-cell>
          <table:table-cell office:value-type="float" office:value="6.808732" calcext:value-type="float">
            <text:p>6.80873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0]/3" office:value-type="float" office:value="0.333333333333333" calcext:value-type="float">
            <text:p>3.33E-01</text:p>
          </table:table-cell>
          <table:table-cell office:value-type="string" calcext:value-type="string">
            <text:p>Brauweilen (D)</text:p>
          </table:table-cell>
          <table:table-cell/>
          <table:table-cell table:style-name="ce2" office:value-type="string" calcext:value-type="string">
            <text:p>342,348</text:p>
          </table:table-cell>
          <table:table-cell table:style-name="ce2" office:value-type="string" calcext:value-type="string">
            <text:p>364,366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0.796211" calcext:value-type="float">
            <text:p>50.796211</text:p>
          </table:table-cell>
          <table:table-cell office:value-type="float" office:value="6.972407" calcext:value-type="float">
            <text:p>6.97240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1]/3" office:value-type="float" office:value="0.333333333333333" calcext:value-type="float">
            <text:p>3.33E-01</text:p>
          </table:table-cell>
          <table:table-cell office:value-type="string" calcext:value-type="string">
            <text:p>Sechtem (D)</text:p>
          </table:table-cell>
          <table:table-cell/>
          <table:table-cell table:style-name="ce2" office:value-type="string" calcext:value-type="string">
            <text:p>340,342,348,349,355,356</text:p>
          </table:table-cell>
          <table:table-cell table:style-name="ce2" office:value-type="string" calcext:value-type="string">
            <text:p>365,367,368,369,379,381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0.863679" calcext:value-type="float">
            <text:p>50.863679</text:p>
          </table:table-cell>
          <table:table-cell office:value-type="float" office:value="6.84333" calcext:value-type="float">
            <text:p>6.84333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2]/3" office:value-type="float" office:value="0.333333333333333" calcext:value-type="float">
            <text:p>3.33E-01</text:p>
          </table:table-cell>
          <table:table-cell office:value-type="string" calcext:value-type="string">
            <text:p>Knapsack (D)</text:p>
          </table:table-cell>
          <table:table-cell/>
          <table:table-cell table:style-name="ce2" office:value-type="string" calcext:value-type="string">
            <text:p>346,347</text:p>
          </table:table-cell>
          <table:table-cell table:style-name="ce2" office:value-type="string" calcext:value-type="string">
            <text:p>366,367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0.767149" calcext:value-type="float">
            <text:p>50.767149</text:p>
          </table:table-cell>
          <table:table-cell office:value-type="float" office:value="7.86278" calcext:value-type="float">
            <text:p>7.86278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3]/3" office:value-type="float" office:value="0.333333333333333" calcext:value-type="float">
            <text:p>3.33E-01</text:p>
          </table:table-cell>
          <table:table-cell office:value-type="string" calcext:value-type="string">
            <text:p>Dauersberg (D)</text:p>
          </table:table-cell>
          <table:table-cell/>
          <table:table-cell table:style-name="ce2" office:value-type="string" calcext:value-type="string">
            <text:p>347,350,351,352,353,354</text:p>
          </table:table-cell>
          <table:table-cell table:style-name="ce2" office:value-type="string" calcext:value-type="string">
            <text:p>369,370,371,374,375,376,378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.232686" calcext:value-type="float">
            <text:p>51.232686</text:p>
          </table:table-cell>
          <table:table-cell office:value-type="float" office:value="7.233461" calcext:value-type="float">
            <text:p>7.23346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4]/3" office:value-type="float" office:value="0.333333333333333" calcext:value-type="float">
            <text:p>3.33E-01</text:p>
          </table:table-cell>
          <table:table-cell office:value-type="string" calcext:value-type="string">
            <text:p>Linde (D)</text:p>
          </table:table-cell>
          <table:table-cell/>
          <table:table-cell table:style-name="ce2" office:value-type="string" calcext:value-type="string">
            <text:p>345,349</text:p>
          </table:table-cell>
          <table:table-cell table:style-name="ce2" office:value-type="string" calcext:value-type="string">
            <text:p>370,372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.171958" calcext:value-type="float">
            <text:p>51.171958</text:p>
          </table:table-cell>
          <table:table-cell office:value-type="float" office:value="7.12204" calcext:value-type="float">
            <text:p>7.12204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5]/3" office:value-type="float" office:value="0.333333333333333" calcext:value-type="float">
            <text:p>3.33E-01</text:p>
          </table:table-cell>
          <table:table-cell office:value-type="string" calcext:value-type="string">
            <text:p>Halfeshof (D)</text:p>
          </table:table-cell>
          <table:table-cell/>
          <table:table-cell table:style-name="ce2" office:value-type="string" calcext:value-type="string">
            <text:p>345,349</text:p>
          </table:table-cell>
          <table:table-cell table:style-name="ce2" office:value-type="string" calcext:value-type="string">
            <text:p>371,373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0.75845" calcext:value-type="float">
            <text:p>50.758450</text:p>
          </table:table-cell>
          <table:table-cell office:value-type="float" office:value="8.284522" calcext:value-type="float">
            <text:p>8.28452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6]/3" office:value-type="float" office:value="0.333333333333333" calcext:value-type="float">
            <text:p>3.33E-01</text:p>
          </table:table-cell>
          <table:table-cell office:value-type="string" calcext:value-type="string">
            <text:p>Dillenburg (D)</text:p>
          </table:table-cell>
          <table:table-cell/>
          <table:table-cell table:style-name="ce2" office:value-type="string" calcext:value-type="string">
            <text:p>349,353</text:p>
          </table:table-cell>
          <table:table-cell table:style-name="ce2" office:value-type="string" calcext:value-type="string">
            <text:p>375,376,377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0.590726" calcext:value-type="float">
            <text:p>50.590726</text:p>
          </table:table-cell>
          <table:table-cell office:value-type="float" office:value="8.480881" calcext:value-type="float">
            <text:p>8.48088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7]/3" office:value-type="float" office:value="0.333333333333333" calcext:value-type="float">
            <text:p>3.33E-01</text:p>
          </table:table-cell>
          <table:table-cell office:value-type="string" calcext:value-type="string">
            <text:p>Asslar (D)</text:p>
          </table:table-cell>
          <table:table-cell/>
          <table:table-cell table:style-name="ce2" office:value-type="string" calcext:value-type="string">
            <text:p>349,352</text:p>
          </table:table-cell>
          <table:table-cell table:style-name="ce2" office:value-type="string" calcext:value-type="string">
            <text:p>374,377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0.402642" calcext:value-type="float">
            <text:p>50.402642</text:p>
          </table:table-cell>
          <table:table-cell office:value-type="float" office:value="8.069312" calcext:value-type="float">
            <text:p>8.06931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8]/3" office:value-type="float" office:value="0.333333333333333" calcext:value-type="float">
            <text:p>3.33E-01</text:p>
          </table:table-cell>
          <table:table-cell office:value-type="string" calcext:value-type="string">
            <text:p>Limburg (D)</text:p>
          </table:table-cell>
          <table:table-cell/>
          <table:table-cell table:style-name="ce2" office:value-type="string" calcext:value-type="string">
            <text:p>349,356</text:p>
          </table:table-cell>
          <table:table-cell table:style-name="ce2" office:value-type="string" calcext:value-type="string">
            <text:p>378,382,383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.642756" calcext:value-type="float">
            <text:p>50.642756</text:p>
          </table:table-cell>
          <table:table-cell office:value-type="float" office:value="7.13654" calcext:value-type="float">
            <text:p>7.13654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09]/3" office:value-type="float" office:value="0.333333333333333" calcext:value-type="float">
            <text:p>3.33E-01</text:p>
          </table:table-cell>
          <table:table-cell office:value-type="string" calcext:value-type="string">
            <text:p>Liessem (D)</text:p>
          </table:table-cell>
          <table:table-cell/>
          <table:table-cell table:style-name="ce2" office:value-type="string" calcext:value-type="string">
            <text:p>347,356</text:p>
          </table:table-cell>
          <table:table-cell table:style-name="ce2" office:value-type="string" calcext:value-type="string">
            <text:p>379,380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0.401404" calcext:value-type="float">
            <text:p>50.401404</text:p>
          </table:table-cell>
          <table:table-cell office:value-type="float" office:value="7.449053" calcext:value-type="float">
            <text:p>7.449053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0]/3" office:value-type="float" office:value="0.333333333333333" calcext:value-type="float">
            <text:p>3.33E-01</text:p>
          </table:table-cell>
          <table:table-cell office:value-type="string" calcext:value-type="string">
            <text:p>Weissenthurm (D)</text:p>
          </table:table-cell>
          <table:table-cell/>
          <table:table-cell table:style-name="ce2" office:value-type="string" calcext:value-type="string">
            <text:p>347,354,355,357,358,359,360</text:p>
          </table:table-cell>
          <table:table-cell table:style-name="ce2" office:value-type="string" calcext:value-type="string">
            <text:p>380,381,382,383,384,385,386,387,388,389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9.981823" calcext:value-type="float">
            <text:p>49.981823</text:p>
          </table:table-cell>
          <table:table-cell office:value-type="float" office:value="8.389544" calcext:value-type="float">
            <text:p>8.38954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1]/3" office:value-type="float" office:value="0.333333333333333" calcext:value-type="float">
            <text:p>3.33E-01</text:p>
          </table:table-cell>
          <table:table-cell office:value-type="string" calcext:value-type="string">
            <text:p>Bischofsheim (D)</text:p>
          </table:table-cell>
          <table:table-cell/>
          <table:table-cell table:style-name="ce2" office:value-type="string" calcext:value-type="string">
            <text:p>356</text:p>
          </table:table-cell>
          <table:table-cell table:style-name="ce2" office:value-type="string" calcext:value-type="string">
            <text:p>384,385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0.38539" calcext:value-type="float">
            <text:p>50.385390</text:p>
          </table:table-cell>
          <table:table-cell office:value-type="float" office:value="7.59419" calcext:value-type="float">
            <text:p>7.59419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2]/3" office:value-type="float" office:value="0.333333333333333" calcext:value-type="float">
            <text:p>3.33E-01</text:p>
          </table:table-cell>
          <table:table-cell office:value-type="string" calcext:value-type="string">
            <text:p>Koblenz (D)</text:p>
          </table:table-cell>
          <table:table-cell/>
          <table:table-cell table:style-name="ce2" office:value-type="string" calcext:value-type="string">
            <text:p>356</text:p>
          </table:table-cell>
          <table:table-cell table:style-name="ce2" office:value-type="string" calcext:value-type="string">
            <text:p>386,387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9.922365" calcext:value-type="float">
            <text:p>49.922365</text:p>
          </table:table-cell>
          <table:table-cell office:value-type="float" office:value="7.815792" calcext:value-type="float">
            <text:p>7.815792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3]/3" office:value-type="float" office:value="0.333333333333333" calcext:value-type="float">
            <text:p>3.33E-01</text:p>
          </table:table-cell>
          <table:table-cell office:value-type="string" calcext:value-type="string">
            <text:p>Waldlaubersheim (D)</text:p>
          </table:table-cell>
          <table:table-cell/>
          <table:table-cell table:style-name="ce2" office:value-type="string" calcext:value-type="string">
            <text:p>356,360,361</text:p>
          </table:table-cell>
          <table:table-cell table:style-name="ce2" office:value-type="string" calcext:value-type="string">
            <text:p>388,390,392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9.922776" calcext:value-type="float">
            <text:p>49.922776</text:p>
          </table:table-cell>
          <table:table-cell office:value-type="float" office:value="7.818517" calcext:value-type="float">
            <text:p>7.818517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14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56,359,361</text:p>
          </table:table-cell>
          <table:table-cell table:style-name="ce2" office:value-type="string" calcext:value-type="string">
            <text:p>389,390,391</text:p>
          </table:table-cell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9.633144" calcext:value-type="float">
            <text:p>49.633144</text:p>
          </table:table-cell>
          <table:table-cell office:value-type="float" office:value="8.420328" calcext:value-type="float">
            <text:p>8.42032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5]/3" office:value-type="float" office:value="0.333333333333333" calcext:value-type="float">
            <text:p>3.33E-01</text:p>
          </table:table-cell>
          <table:table-cell office:value-type="string" calcext:value-type="string">
            <text:p>Bürstadt (D)</text:p>
          </table:table-cell>
          <table:table-cell/>
          <table:table-cell table:style-name="ce2" office:value-type="string" calcext:value-type="string">
            <text:p>359,360</text:p>
          </table:table-cell>
          <table:table-cell table:style-name="ce2" office:value-type="string" calcext:value-type="string">
            <text:p>391,392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.828969" calcext:value-type="float">
            <text:p>50.828969</text:p>
          </table:table-cell>
          <table:table-cell office:value-type="float" office:value="6.299594" calcext:value-type="float">
            <text:p>6.29959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6]/3" office:value-type="float" office:value="0.333333333333333" calcext:value-type="float">
            <text:p>3.33E-01</text:p>
          </table:table-cell>
          <table:table-cell office:value-type="string" calcext:value-type="string">
            <text:p>Zukunft (D)</text:p>
          </table:table-cell>
          <table:table-cell/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93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0.802084" calcext:value-type="float">
            <text:p>50.802084</text:p>
          </table:table-cell>
          <table:table-cell office:value-type="float" office:value="6.166844" calcext:value-type="float">
            <text:p>6.16684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7]/3" office:value-type="float" office:value="0.333333333333333" calcext:value-type="float">
            <text:p>3.33E-01</text:p>
          </table:table-cell>
          <table:table-cell office:value-type="string" calcext:value-type="string">
            <text:p>Verlautenheide (D)</text:p>
          </table:table-cell>
          <table:table-cell/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94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0.392235" calcext:value-type="float">
            <text:p>50.392235</text:p>
          </table:table-cell>
          <table:table-cell office:value-type="float" office:value="6.532951" calcext:value-type="float">
            <text:p>6.532951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18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2,365,366</text:p>
          </table:table-cell>
          <table:table-cell table:style-name="ce2" office:value-type="string" calcext:value-type="string">
            <text:p>395,396,397</text:p>
          </table:table-cell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.390377" calcext:value-type="float">
            <text:p>50.390377</text:p>
          </table:table-cell>
          <table:table-cell office:value-type="float" office:value="6.532239" calcext:value-type="float">
            <text:p>6.53223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19]/3" office:value-type="float" office:value="0.333333333333333" calcext:value-type="float">
            <text:p>3.33E-01</text:p>
          </table:table-cell>
          <table:table-cell office:value-type="string" calcext:value-type="string">
            <text:p>Dahlem (D)</text:p>
          </table:table-cell>
          <table:table-cell/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396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9.922031" calcext:value-type="float">
            <text:p>49.922031</text:p>
          </table:table-cell>
          <table:table-cell office:value-type="float" office:value="6.476454" calcext:value-type="float">
            <text:p>6.476454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0]/3" office:value-type="float" office:value="0.333333333333333" calcext:value-type="float">
            <text:p>3.33E-01</text:p>
          </table:table-cell>
          <table:table-cell office:value-type="string" calcext:value-type="string">
            <text:p>Niederstedem (D)</text:p>
          </table:table-cell>
          <table:table-cell/>
          <table:table-cell table:style-name="ce2" office:value-type="string" calcext:value-type="string">
            <text:p>364,367,368</text:p>
          </table:table-cell>
          <table:table-cell table:style-name="ce2" office:value-type="string" calcext:value-type="string">
            <text:p>397,398,400</text:p>
          </table:table-cell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9.724364" calcext:value-type="float">
            <text:p>49.724364</text:p>
          </table:table-cell>
          <table:table-cell office:value-type="float" office:value="6.813781" calcext:value-type="float">
            <text:p>6.81378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1]/3" office:value-type="float" office:value="0.333333333333333" calcext:value-type="float">
            <text:p>3.33E-01</text:p>
          </table:table-cell>
          <table:table-cell office:value-type="string" calcext:value-type="string">
            <text:p>Ossburg (D)</text:p>
          </table:table-cell>
          <table:table-cell/>
          <table:table-cell table:style-name="ce2" office:value-type="string" calcext:value-type="string">
            <text:p>366,368</text:p>
          </table:table-cell>
          <table:table-cell table:style-name="ce2" office:value-type="string" calcext:value-type="string">
            <text:p>398,399</text:p>
          </table:table-cell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9.374038" calcext:value-type="float">
            <text:p>49.374038</text:p>
          </table:table-cell>
          <table:table-cell office:value-type="float" office:value="6.993955" calcext:value-type="float">
            <text:p>6.99395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2]/3" office:value-type="float" office:value="0.333333333333333" calcext:value-type="float">
            <text:p>3.33E-01</text:p>
          </table:table-cell>
          <table:table-cell office:value-type="string" calcext:value-type="string">
            <text:p>Uchtelfangen (D)</text:p>
          </table:table-cell>
          <table:table-cell/>
          <table:table-cell table:style-name="ce2" office:value-type="string" calcext:value-type="string">
            <text:p>366,367,369,370</text:p>
          </table:table-cell>
          <table:table-cell table:style-name="ce2" office:value-type="string" calcext:value-type="string">
            <text:p>399,400,401,402</text:p>
          </table:table-cell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9.369515" calcext:value-type="float">
            <text:p>49.369515</text:p>
          </table:table-cell>
          <table:table-cell office:value-type="float" office:value="7.235597" calcext:value-type="float">
            <text:p>7.23559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3]/3" office:value-type="float" office:value="0.333333333333333" calcext:value-type="float">
            <text:p>3.33E-01</text:p>
          </table:table-cell>
          <table:table-cell office:value-type="string" calcext:value-type="string">
            <text:p>Mittelbexbach (D)</text:p>
          </table:table-cell>
          <table:table-cell/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401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9.291855" calcext:value-type="float">
            <text:p>49.291855</text:p>
          </table:table-cell>
          <table:table-cell office:value-type="float" office:value="6.773681" calcext:value-type="float">
            <text:p>6.77368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4]/3" office:value-type="float" office:value="0.333333333333333" calcext:value-type="float">
            <text:p>3.33E-01</text:p>
          </table:table-cell>
          <table:table-cell office:value-type="string" calcext:value-type="string">
            <text:p>Ensdorf (D)</text:p>
          </table:table-cell>
          <table:table-cell/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402</text:p>
          </table:table-cell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.114705" calcext:value-type="float">
            <text:p>51.114705</text:p>
          </table:table-cell>
          <table:table-cell office:value-type="float" office:value="3.604706" calcext:value-type="float">
            <text:p>3.60470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5]/3" office:value-type="float" office:value="0.333333333333333" calcext:value-type="float">
            <text:p>3.33E-01</text:p>
          </table:table-cell>
          <table:table-cell office:value-type="string" calcext:value-type="string">
            <text:p>Horta (B)</text:p>
          </table:table-cell>
          <table:table-cell/>
          <table:table-cell table:style-name="ce2" office:value-type="string" calcext:value-type="string">
            <text:p>24,372</text:p>
          </table:table-cell>
          <table:table-cell table:style-name="ce2" office:value-type="string" calcext:value-type="string">
            <text:p>403,406</text:p>
          </table:table-cell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.132791" calcext:value-type="float">
            <text:p>51.132791</text:p>
          </table:table-cell>
          <table:table-cell office:value-type="float" office:value="3.780371" calcext:value-type="float">
            <text:p>3.780371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26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B)</text:p>
          </table:table-cell>
          <table:table-cell/>
          <table:table-cell table:style-name="ce2" office:value-type="string" calcext:value-type="string">
            <text:p>24,371,373</text:p>
          </table:table-cell>
          <table:table-cell table:style-name="ce2" office:value-type="string" calcext:value-type="string">
            <text:p>404,405,406</text:p>
          </table:table-cell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1.131587" calcext:value-type="float">
            <text:p>51.131587</text:p>
          </table:table-cell>
          <table:table-cell office:value-type="float" office:value="3.777975" calcext:value-type="float">
            <text:p>3.77797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7]/3" office:value-type="float" office:value="0.333333333333333" calcext:value-type="float">
            <text:p>3.33E-01</text:p>
          </table:table-cell>
          <table:table-cell office:value-type="string" calcext:value-type="string">
            <text:p>Rodenhuize (B)</text:p>
          </table:table-cell>
          <table:table-cell/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405</text:p>
          </table:table-cell>
          <table:table-cell table:number-columns-repeated="10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1.022659" calcext:value-type="float">
            <text:p>51.022659</text:p>
          </table:table-cell>
          <table:table-cell office:value-type="float" office:value="4.230605" calcext:value-type="float">
            <text:p>4.230605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28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B)</text:p>
          </table:table-cell>
          <table:table-cell/>
          <table:table-cell table:style-name="ce2" office:value-type="string" calcext:value-type="string">
            <text:p>24,375,376</text:p>
          </table:table-cell>
          <table:table-cell table:style-name="ce2" office:value-type="string" calcext:value-type="string">
            <text:p>407,408,409,410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0.943336" calcext:value-type="float">
            <text:p>50.943336</text:p>
          </table:table-cell>
          <table:table-cell office:value-type="float" office:value="4.42005" calcext:value-type="float">
            <text:p>4.42005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29]/3" office:value-type="float" office:value="0.333333333333333" calcext:value-type="float">
            <text:p>3.33E-01</text:p>
          </table:table-cell>
          <table:table-cell office:value-type="string" calcext:value-type="string">
            <text:p>Verbrande brug (B)</text:p>
          </table:table-cell>
          <table:table-cell/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408,409</text:p>
          </table:table-cell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0.881262" calcext:value-type="float">
            <text:p>50.881262</text:p>
          </table:table-cell>
          <table:table-cell office:value-type="float" office:value="4.231021" calcext:value-type="float">
            <text:p>4.23102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0]/3" office:value-type="float" office:value="0.333333333333333" calcext:value-type="float">
            <text:p>3.33E-01</text:p>
          </table:table-cell>
          <table:table-cell office:value-type="string" calcext:value-type="string">
            <text:p>Bruegel (B)</text:p>
          </table:table-cell>
          <table:table-cell/>
          <table:table-cell table:style-name="ce2" office:value-type="string" calcext:value-type="string">
            <text:p>374,390,392</text:p>
          </table:table-cell>
          <table:table-cell table:style-name="ce2" office:value-type="string" calcext:value-type="string">
            <text:p>410,411,414,415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0.907768" calcext:value-type="float">
            <text:p>50.907768</text:p>
          </table:table-cell>
          <table:table-cell office:value-type="float" office:value="5.543907" calcext:value-type="float">
            <text:p>5.543907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31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B)</text:p>
          </table:table-cell>
          <table:table-cell/>
          <table:table-cell table:style-name="ce2" office:value-type="string" calcext:value-type="string">
            <text:p>28,378,380</text:p>
          </table:table-cell>
          <table:table-cell table:style-name="ce2" office:value-type="string" calcext:value-type="string">
            <text:p>432,433,434,435</text:p>
          </table:table-cell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0.938803" calcext:value-type="float">
            <text:p>50.938803</text:p>
          </table:table-cell>
          <table:table-cell office:value-type="float" office:value="5.486855" calcext:value-type="float">
            <text:p>5.48685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2]/3" office:value-type="float" office:value="0.333333333333333" calcext:value-type="float">
            <text:p>3.33E-01</text:p>
          </table:table-cell>
          <table:table-cell office:value-type="string" calcext:value-type="string">
            <text:p>André Dumont (B)</text:p>
          </table:table-cell>
          <table:table-cell/>
          <table:table-cell table:style-name="ce2" office:value-type="string" calcext:value-type="string">
            <text:p>377</text:p>
          </table:table-cell>
          <table:table-cell table:style-name="ce2" office:value-type="string" calcext:value-type="string">
            <text:p>434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0.754774" calcext:value-type="float">
            <text:p>50.754774</text:p>
          </table:table-cell>
          <table:table-cell office:value-type="float" office:value="5.667076" calcext:value-type="float">
            <text:p>5.66707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3]/3" office:value-type="float" office:value="0.333333333333333" calcext:value-type="float">
            <text:p>3.33E-01</text:p>
          </table:table-cell>
          <table:table-cell office:value-type="string" calcext:value-type="string">
            <text:p>Lixhe (B)</text:p>
          </table:table-cell>
          <table:table-cell/>
          <table:table-cell table:style-name="ce2" office:value-type="string" calcext:value-type="string">
            <text:p>28,380</text:p>
          </table:table-cell>
          <table:table-cell table:style-name="ce2" office:value-type="string" calcext:value-type="string">
            <text:p>428,429,430,431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0.512456" calcext:value-type="float">
            <text:p>50.512456</text:p>
          </table:table-cell>
          <table:table-cell office:value-type="float" office:value="5.28568" calcext:value-type="float">
            <text:p>5.28568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4]/3" office:value-type="float" office:value="0.333333333333333" calcext:value-type="float">
            <text:p>3.33E-01</text:p>
          </table:table-cell>
          <table:table-cell office:value-type="string" calcext:value-type="string">
            <text:p>Gramme (B)</text:p>
          </table:table-cell>
          <table:table-cell/>
          <table:table-cell table:style-name="ce2" office:value-type="string" calcext:value-type="string">
            <text:p>377,379,381,382,383,385,387,388</text:p>
          </table:table-cell>
          <table:table-cell table:style-name="ce2" office:value-type="string" calcext:value-type="string">
            <text:p>419,421,422,423,425,427,428,429,432,433</text:p>
          </table:table-cell>
          <table:table-cell table:number-columns-repeated="101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0.533413" calcext:value-type="float">
            <text:p>50.533413</text:p>
          </table:table-cell>
          <table:table-cell office:value-type="float" office:value="5.270976" calcext:value-type="float">
            <text:p>5.270976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5]/3" office:value-type="float" office:value="0.333333333333333" calcext:value-type="float">
            <text:p>3.33E-01</text:p>
          </table:table-cell>
          <table:table-cell office:value-type="string" calcext:value-type="string">
            <text:p>Tihange (B)</text:p>
          </table:table-cell>
          <table:table-cell/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422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0.539835" calcext:value-type="float">
            <text:p>50.539835</text:p>
          </table:table-cell>
          <table:table-cell office:value-type="float" office:value="5.470259" calcext:value-type="float">
            <text:p>5.47025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6]/3" office:value-type="float" office:value="0.333333333333333" calcext:value-type="float">
            <text:p>3.33E-01</text:p>
          </table:table-cell>
          <table:table-cell office:value-type="string" calcext:value-type="string">
            <text:p>Rimière (B)</text:p>
          </table:table-cell>
          <table:table-cell/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427</text:p>
          </table:table-cell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.375449" calcext:value-type="float">
            <text:p>50.375449</text:p>
          </table:table-cell>
          <table:table-cell office:value-type="float" office:value="5.842321" calcext:value-type="float">
            <text:p>5.84232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7]/3" office:value-type="float" office:value="0.333333333333333" calcext:value-type="float">
            <text:p>3.33E-01</text:p>
          </table:table-cell>
          <table:table-cell office:value-type="string" calcext:value-type="string">
            <text:p>Brume (B)</text:p>
          </table:table-cell>
          <table:table-cell/>
          <table:table-cell table:style-name="ce2" office:value-type="string" calcext:value-type="string">
            <text:p>380,384</text:p>
          </table:table-cell>
          <table:table-cell table:style-name="ce2" office:value-type="string" calcext:value-type="string">
            <text:p>425,426</text:p>
          </table:table-cell>
          <table:table-cell table:number-columns-repeated="101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9.567302" calcext:value-type="float">
            <text:p>49.567302</text:p>
          </table:table-cell>
          <table:table-cell office:value-type="float" office:value="5.794411" calcext:value-type="float">
            <text:p>5.79441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8]/3" office:value-type="float" office:value="0.333333333333333" calcext:value-type="float">
            <text:p>3.33E-01</text:p>
          </table:table-cell>
          <table:table-cell office:value-type="string" calcext:value-type="string">
            <text:p>Aubange (B)</text:p>
          </table:table-cell>
          <table:table-cell/>
          <table:table-cell table:style-name="ce2" office:value-type="string" calcext:value-type="string">
            <text:p>383</text:p>
          </table:table-cell>
          <table:table-cell table:style-name="ce2" office:value-type="string" calcext:value-type="string">
            <text:p>426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.260192" calcext:value-type="float">
            <text:p>50.260192</text:p>
          </table:table-cell>
          <table:table-cell office:value-type="float" office:value="5.054839" calcext:value-type="float">
            <text:p>5.054839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39]/3" office:value-type="float" office:value="0.333333333333333" calcext:value-type="float">
            <text:p>3.33E-01</text:p>
          </table:table-cell>
          <table:table-cell office:value-type="string" calcext:value-type="string">
            <text:p>Achêne (B)</text:p>
          </table:table-cell>
          <table:table-cell/>
          <table:table-cell table:style-name="ce2" office:value-type="string" calcext:value-type="string">
            <text:p>380,386</text:p>
          </table:table-cell>
          <table:table-cell table:style-name="ce2" office:value-type="string" calcext:value-type="string">
            <text:p>423,424</text:p>
          </table:table-cell>
          <table:table-cell table:number-columns-repeated="10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9.827413" calcext:value-type="float">
            <text:p>49.827413</text:p>
          </table:table-cell>
          <table:table-cell office:value-type="float" office:value="4.572805" calcext:value-type="float">
            <text:p>4.57280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0]/3" office:value-type="float" office:value="0.333333333333333" calcext:value-type="float">
            <text:p>3.33E-01</text:p>
          </table:table-cell>
          <table:table-cell office:value-type="string" calcext:value-type="string">
            <text:p>Lonny (F)</text:p>
          </table:table-cell>
          <table:table-cell/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424</text:p>
          </table:table-cell>
          <table:table-cell table:number-columns-repeated="10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0.488676" calcext:value-type="float">
            <text:p>50.488676</text:p>
          </table:table-cell>
          <table:table-cell office:value-type="float" office:value="4.903347" calcext:value-type="float">
            <text:p>4.903347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1]/3" office:value-type="float" office:value="0.333333333333333" calcext:value-type="float">
            <text:p>3.33E-01</text:p>
          </table:table-cell>
          <table:table-cell office:value-type="string" calcext:value-type="string">
            <text:p>Champion (B)</text:p>
          </table:table-cell>
          <table:table-cell/>
          <table:table-cell table:style-name="ce2" office:value-type="string" calcext:value-type="string">
            <text:p>380,390</text:p>
          </table:table-cell>
          <table:table-cell table:style-name="ce2" office:value-type="string" calcext:value-type="string">
            <text:p>420,421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0.494603" calcext:value-type="float">
            <text:p>50.494603</text:p>
          </table:table-cell>
          <table:table-cell office:value-type="float" office:value="4.526517" calcext:value-type="float">
            <text:p>4.526517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42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B)</text:p>
          </table:table-cell>
          <table:table-cell/>
          <table:table-cell table:style-name="ce2" office:value-type="string" calcext:value-type="string">
            <text:p>380,389,390</text:p>
          </table:table-cell>
          <table:table-cell table:style-name="ce2" office:value-type="string" calcext:value-type="string">
            <text:p>417,418,419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.436671" calcext:value-type="float">
            <text:p>50.436671</text:p>
          </table:table-cell>
          <table:table-cell office:value-type="float" office:value="4.567225" calcext:value-type="float">
            <text:p>4.567225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3]/3" office:value-type="float" office:value="0.333333333333333" calcext:value-type="float">
            <text:p>3.33E-01</text:p>
          </table:table-cell>
          <table:table-cell office:value-type="string" calcext:value-type="string">
            <text:p>Tergneé (B)</text:p>
          </table:table-cell>
          <table:table-cell/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418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.494694" calcext:value-type="float">
            <text:p>50.494694</text:p>
          </table:table-cell>
          <table:table-cell office:value-type="float" office:value="4.34757" calcext:value-type="float">
            <text:p>4.347570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4]/3" office:value-type="float" office:value="0.333333333333333" calcext:value-type="float">
            <text:p>3.33E-01</text:p>
          </table:table-cell>
          <table:table-cell office:value-type="string" calcext:value-type="string">
            <text:p>Courcelles (B)</text:p>
          </table:table-cell>
          <table:table-cell/>
          <table:table-cell table:style-name="ce2" office:value-type="string" calcext:value-type="string">
            <text:p>376,387,388,391,392</text:p>
          </table:table-cell>
          <table:table-cell table:style-name="ce2" office:value-type="string" calcext:value-type="string">
            <text:p>413,414,415,416,417,420</text:p>
          </table:table-cell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.483685" calcext:value-type="float">
            <text:p>50.483685</text:p>
          </table:table-cell>
          <table:table-cell office:value-type="float" office:value="4.331831" calcext:value-type="float">
            <text:p>4.33183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5]/3" office:value-type="float" office:value="0.333333333333333" calcext:value-type="float">
            <text:p>3.33E-01</text:p>
          </table:table-cell>
          <table:table-cell office:value-type="string" calcext:value-type="string">
            <text:p>Gouy (B)</text:p>
          </table:table-cell>
          <table:table-cell/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416</text:p>
          </table:table-cell>
          <table:table-cell table:number-columns-repeated="101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0.756763" calcext:value-type="float">
            <text:p>50.756763</text:p>
          </table:table-cell>
          <table:table-cell office:value-type="float" office:value="4.220554" calcext:value-type="float">
            <text:p>4.220554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46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B)</text:p>
          </table:table-cell>
          <table:table-cell/>
          <table:table-cell table:style-name="ce2" office:value-type="string" calcext:value-type="string">
            <text:p>376,390,393</text:p>
          </table:table-cell>
          <table:table-cell table:style-name="ce2" office:value-type="string" calcext:value-type="string">
            <text:p>411,412,413</text:p>
          </table:table-cell>
          <table:table-cell table:number-columns-repeated="101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0.803223" calcext:value-type="float">
            <text:p>50.803223</text:p>
          </table:table-cell>
          <table:table-cell office:value-type="float" office:value="4.300958" calcext:value-type="float">
            <text:p>4.300958</text:p>
          </table:table-cell>
          <table:table-cell table:style-name="ce3" office:value-type="float" office:value="1" calcext:value-type="float">
            <text:p>1.00E+00</text:p>
          </table:table-cell>
          <table:table-cell table:formula="of:=[.D147]/3" office:value-type="float" office:value="0.333333333333333" calcext:value-type="float">
            <text:p>3.33E-01</text:p>
          </table:table-cell>
          <table:table-cell office:value-type="string" calcext:value-type="string">
            <text:p>Drogenbos (B)</text:p>
          </table:table-cell>
          <table:table-cell/>
          <table:table-cell table:style-name="ce2" office:value-type="string" calcext:value-type="string">
            <text:p>392</text:p>
          </table:table-cell>
          <table:table-cell table:style-name="ce2" office:value-type="string" calcext:value-type="string">
            <text:p>412</text:p>
          </table:table-cell>
          <table:table-cell table:number-columns-repeated="101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1.440842" calcext:value-type="float">
            <text:p>51.440842</text:p>
          </table:table-cell>
          <table:table-cell office:value-type="float" office:value="0.71532" calcext:value-type="float">
            <text:p>0.715320</text:p>
          </table:table-cell>
          <table:table-cell table:style-name="ce3" office:value-type="float" office:value="10000000000" calcext:value-type="float">
            <text:p>1.00E+10</text:p>
          </table:table-cell>
          <table:table-cell table:formula="of:=[.D148]/3" office:value-type="float" office:value="3333333333.33333" calcext:value-type="float">
            <text:p>3.33E+09</text:p>
          </table:table-cell>
          <table:table-cell office:value-type="string" calcext:value-type="string">
            <text:p>Grain (GB)</text:p>
          </table:table-cell>
          <table:table-cell/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6</text:p>
          </table:table-cell>
          <table:table-cell table:number-columns-repeated="10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8.282761" calcext:value-type="float">
            <text:p>58.282761</text:p>
          </table:table-cell>
          <table:table-cell office:value-type="float" office:value="6.866468" calcext:value-type="float">
            <text:p>6.866468</text:p>
          </table:table-cell>
          <table:table-cell table:style-name="ce3" office:value-type="float" office:value="10000000000" calcext:value-type="float">
            <text:p>1.00E+10</text:p>
          </table:table-cell>
          <table:table-cell table:formula="of:=[.D149]/3" office:value-type="float" office:value="3333333333.33333" calcext:value-type="float">
            <text:p>3.33E+09</text:p>
          </table:table-cell>
          <table:table-cell office:value-type="string" calcext:value-type="string">
            <text:p>Feda (N)</text:p>
          </table:table-cell>
          <table:table-cell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437</text:p>
          </table:table-cell>
          <table:table-cell table:number-columns-repeated="101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1.750341" calcext:value-type="float">
            <text:p>51.750341</text:p>
          </table:table-cell>
          <table:table-cell office:value-type="float" office:value="7.826351" calcext:value-type="float">
            <text:p>7.826351</text:p>
          </table:table-cell>
          <table:table-cell table:style-name="ce3" office:value-type="float" office:value="0.00000001" calcext:value-type="float">
            <text:p>1.00E-08</text:p>
          </table:table-cell>
          <table:table-cell table:formula="of:=[.D150]/3" office:value-type="float" office:value="0.00000000333333333333333" calcext:value-type="float">
            <text:p>3.33E-09</text:p>
          </table:table-cell>
          <table:table-cell office:value-type="string" calcext:value-type="string">
            <text:p>Splitsing (D)</text:p>
          </table:table-cell>
          <table:table-cell/>
          <table:table-cell table:style-name="ce2" office:value-type="string" calcext:value-type="string">
            <text:p>317,318,321</text:p>
          </table:table-cell>
          <table:table-cell table:style-name="ce2" office:value-type="string" calcext:value-type="string">
            <text:p>323,324,325</text:p>
          </table:table-cell>
          <table:table-cell table:number-columns-repeated="1015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1:58:58.462691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Out User</meta:initial-creator>
    <meta:creation-date>2019-09-15T16:50:13Z</meta:creation-date>
    <dc:date>2019-10-14T13:43:00.243330224</dc:date>
    <meta:editing-cycles>48</meta:editing-cycles>
    <meta:editing-duration>PT8H49M27S</meta:editing-duration>
    <meta:document-statistic meta:table-count="1" meta:cell-count="1200" meta:object-count="0"/>
  </office:meta>
</office:document-meta>
</file>